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paragraph-properties fo:break-before="page"/>
    </style:style>
    <style:style style:name="T1"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Vland Sector Detail</text:p>
      <text:p text:style-name="Standard"/>
      <text:p text:style-name="P2"># Generated by http://travellermap.com</text:p>
      <text:p text:style-name="P2"># 2016-06-06T16:42:25-07:00</text:p>
      <text:p text:style-name="P2"/>
      <text:p text:style-name="P2"># Vland</text:p>
      <text:p text:style-name="P2"># -1,-1</text:p>
      <text:p text:style-name="P2"/>
      <text:p text:style-name="P2"># Name: Vland</text:p>
      <text:p text:style-name="P2"/>
      <text:p text:style-name="P2"># Credits: Vland sector was designed by Marc W. Miller and appears in Atlas of the Imperium (GDW, 1984). It was refined by Joe D. Fugate Sr. and appears in The Travellers Digest and The MegaTraveller Alien, Volume 1: Vilani &amp;amp; Vargr (DGP, 1990)</text:p>
      <text:p text:style-name="P2"/>
      <text:p text:style-name="P2"># Era: 1105</text:p>
      <text:p text:style-name="P2"/>
      <text:p text:style-name="P2"># Source: <text:s text:c="3"/>Traveller 5 Second Survey</text:p>
      <text:p text:style-name="P2"/>
      <text:p text:style-name="P2"># Subsector A: Voskhod</text:p>
      <text:p text:style-name="P2"># Subsector B: Vhodan</text:p>
      <text:p text:style-name="P2"># Subsector C: Anarsi</text:p>
      <text:p text:style-name="P2"># Subsector D: Theton</text:p>
      <text:p text:style-name="P2"># Subsector E: Lalaki Kharir</text:p>
      <text:p text:style-name="P2"># Subsector F: Kagamira</text:p>
      <text:p text:style-name="P2"># Subsector G: Vland</text:p>
      <text:p text:style-name="P2"># Subsector H: Shiigus</text:p>
      <text:p text:style-name="P2"># Subsector I: Dusa</text:p>
      <text:p text:style-name="P2"># Subsector J: Akumid</text:p>
      <text:p text:style-name="P2"># Subsector K: Kasear</text:p>
      <text:p text:style-name="P2"># Subsector L: Anakod</text:p>
      <text:p text:style-name="P2"># Subsector M: Parsi</text:p>
      <text:p text:style-name="P2"># Subsector N: Daangiilu</text:p>
      <text:p text:style-name="P2"># Subsector O: Nulisud</text:p>
      <text:p text:style-name="P2"># Subsector P: Kakadan</text:p>
      <text:p text:style-name="P2"/>
      <text:p text:style-name="P2"># Alleg: CsIm: "Client state, Third Imperium"</text:p>
      <text:p text:style-name="P2"># Alleg: ImDv: "Third Imperium, Domain of Vland"</text:p>
      <text:p text:style-name="P2"># Alleg: NaHu: "Non-Aligned, Human-dominated"</text:p>
      <text:p text:style-name="P2"># Alleg: NaVa: "Non-Aligned, Vargr-dominated"</text:p>
      <text:p text:style-name="P2"/>
      <text:p text:style-name="P2">Hex <text:s/>Name <text:s text:c="16"/>UWP <text:s text:c="6"/>Remarks <text:s text:c="19"/>{Ix} <text:s text:c="2"/>(Ex) <text:s text:c="3"/>[Cx] <text:s text:c="2"/>N <text:s text:c="3"/>B <text:s/>Z PBG W <text:s/>A <text:s text:c="3"/>Stellar <text:s text:c="7"/></text:p>
      <text:p text:style-name="P2">---- -------------------- --------- -------------------------- ------ ------- ------ ---- -- - --- -- ---- ---------------</text:p>
      <text:p text:style-name="P2">0101 Aakhorn <text:s text:c="13"/>D556754-7 Ag <text:s text:c="24"/>{ -1 } (967-3) [5635] BC <text:s text:c="2"/>- <text:s/>- 204 11 ImDv F5 V G6 V <text:s text:c="5"/></text:p>
      <text:p text:style-name="P2">0102 Rokii <text:s text:c="15"/>E799345-8 Lo <text:s text:c="24"/>{ -3 } (621-5) [1136] B <text:s text:c="3"/>- <text:s/>- 210 11 ImDv M3 V <text:s text:c="10"/></text:p>
      <text:p text:style-name="P2">0104 Maluuf <text:s text:c="14"/>E432338-9 Lo Po <text:s text:c="21"/>{ -2 } (621-2) [3159] B <text:s text:c="3"/>- <text:s/>- 110 8 <text:s/>ImDv K9 V K8 V <text:s text:c="5"/></text:p>
      <text:p text:style-name="P2">0105 Gikkon <text:s text:c="14"/>E543500-8 Ni Po <text:s text:c="21"/>{ -3 } (C41-5) [1213] B <text:s text:c="3"/>- <text:s/>- 932 11 ImDv G8 V G0 V <text:s text:c="5"/></text:p>
      <text:p text:style-name="P2">0107 Taraddiin <text:s text:c="11"/>C656563-9 Ag Ni Ga O:0110 <text:s text:c="11"/>{ 0 } <text:s/>(944-3) [2526] BC <text:s text:c="2"/>- <text:s/>- 311 13 ImDv M3 V <text:s text:c="10"/></text:p>
      <text:p text:style-name="P2">0109 Hakkat <text:s text:c="14"/>C658887-6 Pa Ph <text:s text:c="21"/>{ -1 } (A76-1) [8756] Bce <text:s/>S <text:s/>- 823 13 ImDv G1 V <text:s text:c="10"/></text:p>
      <text:p text:style-name="P2">0110 Ossin <text:s text:c="15"/>B100877-C Na Va Ph Pi Pz <text:s text:c="12"/>{ 2 } <text:s/>(F7C+2) [8A5C] BDe <text:s/>- <text:s/>A 705 9 <text:s/>ImDv M1 V <text:s text:c="10"/></text:p>
      <text:p text:style-name="P2">0202 Kalkako <text:s text:c="13"/>C544405-A Ni Pa <text:s text:c="21"/>{ 0 } <text:s/>(C33-2) [2438] Bc <text:s text:c="2"/>S <text:s/>- 324 17 ImDv F8 V K2 V <text:s text:c="5"/></text:p>
      <text:p text:style-name="P2">0203 Bannon's World <text:s text:c="6"/>E100488-A Ni Va <text:s text:c="21"/>{ -1 } (832-1) [435A] B <text:s text:c="3"/>- <text:s/>- 120 13 ImDv M3 V K6 V <text:s text:c="5"/></text:p>
      <text:p text:style-name="P2">0205 Khankari <text:s text:c="12"/>B885411-B Ni Ga Pa <text:s text:c="18"/>{ 1 } <text:s/>(734-3) [1517] Bc <text:s text:c="2"/>- <text:s/>- 110 13 ImDv M2 V <text:s text:c="10"/></text:p>
      <text:p text:style-name="P2">0209 Lankhi <text:s text:c="14"/>E746552-6 Ag Ni <text:s text:c="21"/>{ -2 } (742-5) [1312] BC <text:s text:c="2"/>- <text:s/>- 503 8 <text:s/>ImDv M2 V <text:s text:c="10"/></text:p>
      <text:p text:style-name="P2">0210 Khalgun <text:s text:c="13"/>E576734-6 Ag Pi <text:s text:c="21"/>{ -1 } (966-3) [5634] BCD <text:s/>- <text:s/>- 601 12 ImDv M1 V <text:s text:c="10"/></text:p>
      <text:p text:style-name="P2">0303 Anert <text:s text:c="15"/>B9B466A-B Fl Ni O:0506 <text:s text:c="14"/>{ 1 } <text:s/>(955+3) [877D] B <text:s text:c="3"/>- <text:s/>- 610 11 ImDv G7 V <text:s text:c="10"/></text:p>
      <text:p text:style-name="P2">0306 Skathi <text:s text:c="14"/>B585698-9 Ag Ni Ri <text:s text:c="18"/>{ 3 } <text:s/>(957+3) [6959] BC <text:s text:c="2"/>NS - 210 14 ImDv M0 V K0 V <text:s text:c="5"/></text:p>
      <text:p text:style-name="P2">0307 Enard <text:s text:c="15"/>C8A37AC-9 Fl Pz <text:s text:c="21"/>{ 0 } <text:s/>(A69+3) [A78C] B <text:s text:c="3"/>S <text:s/>A 501 9 <text:s/>ImDv M1 V M7 V <text:s text:c="5"/></text:p>
      <text:p text:style-name="P2">0402 Kuk <text:s text:c="17"/>C540222-8 De He Lo Po <text:s text:c="15"/>{ -2 } (511-5) [1114] B <text:s text:c="3"/>S <text:s/>- 901 8 <text:s/>ImDv K2 V K6 V <text:s text:c="5"/></text:p>
      <text:p text:style-name="P2">0403 Apkeraas <text:s text:c="12"/>C438547-9 Ni <text:s text:c="24"/>{ -1 } (943-1) [5459] B <text:s text:c="3"/>- <text:s/>- 420 8 <text:s/>ImDv G2 V <text:s text:c="10"/></text:p>
      <text:p text:style-name="P2">0404 Katti <text:s text:c="15"/>A8D8210-D Lo <text:s text:c="24"/>{ 1 } <text:s/>(811-3) [1318] B <text:s text:c="3"/>- <text:s/>- 404 8 <text:s/>ImDv M3 V <text:s text:c="10"/></text:p>
      <text:p text:style-name="P2">0408 Shaddukan <text:s text:c="11"/>B622156-D He Lo Po <text:s text:c="18"/>{ 2 } <text:s/>(411+1) [134C] B <text:s text:c="3"/>NS - 410 13 ImDv G1 V <text:s text:c="10"/></text:p>
      <text:p text:style-name="P2">0502 Lugaluru <text:s text:c="12"/>C859443-A Ni <text:s text:c="24"/>{ 0 } <text:s/>(733-3) [1427] B <text:s text:c="3"/>- <text:s/>- 201 9 <text:s/>ImDv M0 V <text:s text:c="10"/></text:p>
      <text:p text:style-name="P2">0506 Gamibuu <text:s text:c="13"/>B524610-A Ni <text:s text:c="24"/>{ 2 } <text:s/>(956-2) [1815] B <text:s text:c="3"/>NS - 101 9 <text:s/>ImDv K0 V M3 V <text:s text:c="5"/></text:p>
      <text:p text:style-name="P2">0507 Kharta <text:s text:c="14"/>E552755-7 Po <text:s text:c="24"/>{ -2 } (966-4) [5535] B <text:s text:c="3"/>- <text:s/>- 804 11 ImDv K6 V G9 V <text:s text:c="5"/></text:p>
      <text:p text:style-name="P2">0508 Arfaan <text:s text:c="14"/>B767400-C Ni Ga Pa <text:s text:c="18"/>{ 1 } <text:s/>(A34-3) [1517] Bc <text:s text:c="2"/>- <text:s/>- 713 11 ImDv M1 V <text:s text:c="10"/></text:p>
      <text:p text:style-name="P2">0601 Athanuez <text:s text:c="12"/>B100843-B Na Va Ph Pi <text:s text:c="15"/>{ 2 } <text:s/>(B7C-1) [5A28] BDe <text:s/>- <text:s/>- 101 8 <text:s/>ImDv K5 V M0 V <text:s text:c="5"/></text:p>
      <text:p text:style-name="P2">0605 Sheshat <text:s text:c="13"/>A526111-C Lo <text:s text:c="24"/>{ 1 } <text:s/>(911-3) [1218] B <text:s text:c="3"/>N <text:s/>- 124 9 <text:s/>ImDv F8 V <text:s text:c="10"/></text:p>
      <text:p text:style-name="P2">0610 Rakurram <text:s text:c="12"/>B200369-C Lo Va Mr <text:s text:c="18"/>{ 1 } <text:s/>(821+2) [446D] B <text:s text:c="3"/>N <text:s/>- 212 13 ImDv G7 V <text:s text:c="10"/></text:p>
      <text:p text:style-name="Standard"><text:soft-page-break/></text:p>
      <text:p text:style-name="P1">Vland Sector Detail</text:p>
      <text:p text:style-name="Standard"/>
      <text:p text:style-name="P2">0701 Taegzdueg <text:s text:c="11"/>C665552-9 Ag Ni Ga Pr <text:s text:c="15"/>{ 0 } <text:s/>(C44-4) [1515] - <text:s text:c="3"/>- <text:s/>- 314 12 NaHu G0 V M5 V <text:s text:c="5"/></text:p>
      <text:p text:style-name="P2">0703 Khigapka <text:s text:c="12"/>B797457-C Ni Pa <text:s text:c="21"/>{ 1 } <text:s/>(834+1) [455C] - <text:s text:c="3"/>- <text:s/>- 902 9 <text:s/>NaHu M2 V <text:s text:c="10"/></text:p>
      <text:p text:style-name="P2">0705 Shukhuge <text:s text:c="12"/>C727830-9 Ph Pi <text:s text:c="21"/>{ 0 } <text:s/>(B79-4) [3814] BDe <text:s/>- <text:s/>- 110 11 ImDv M1 V <text:s text:c="10"/></text:p>
      <text:p text:style-name="P2">0707 Lenordi <text:s text:c="13"/>D000487-8 As Ni Va <text:s text:c="18"/>{ -3 } (731-3) [4158] B <text:s text:c="3"/>S <text:s/>- 310 8 <text:s/>ImDv M2 V <text:s text:c="10"/></text:p>
      <text:p text:style-name="P2">0708 Voskhod <text:s text:c="13"/>B3109ED-E Hi In Na Cp Pz <text:s text:c="12"/>{ 5 } <text:s/>(C8H+5) [DE9J] BEF <text:s/>W <text:s/>A 101 12 ImDv M1 V M0 V <text:s text:c="5"/></text:p>
      <text:p text:style-name="P2">0709 Kharzet <text:s text:c="13"/>A565597-D Ag Ni Pr <text:s text:c="18"/>{ 2 } <text:s/>(846+2) [575D] BcC <text:s/>- <text:s/>- 601 17 ImDv M0 V G3 V <text:s text:c="5"/></text:p>
      <text:p text:style-name="P2">0801 Ogerrgh <text:s text:c="13"/>E62A837-8 Wa Ph Pi <text:s text:c="18"/>{ -2 } (B76-2) [8658] - <text:s text:c="3"/>- <text:s/>- 110 9 <text:s/>NaVa M1 V <text:s text:c="10"/></text:p>
      <text:p text:style-name="P2">0804 Kegirur <text:s text:c="13"/>D76A945-8 Hi Wa Pr Pz <text:s text:c="15"/>{ -1 } (C88-3) [7836] - <text:s text:c="3"/>- <text:s/>A 901 10 NaVa M0 V <text:s text:c="10"/></text:p>
      <text:p text:style-name="P2">0806 Gadiga <text:s text:c="14"/>E88A202-A Lo Wa Da <text:s text:c="18"/>{ -1 } (511-5) [1116] B <text:s text:c="3"/>- <text:s/>A 101 11 ImDv F9 V K8 V M8 V </text:p>
      <text:p text:style-name="P2">0807 Kunumi <text:s text:c="14"/>A554412-D Ni Pa <text:s text:c="21"/>{ 1 } <text:s/>(934-3) [1519] Bc <text:s text:c="2"/>- <text:s/>- 621 12 ImDv K0 V <text:s text:c="10"/></text:p>
      <text:p text:style-name="P2">0902 Otsaellghue <text:s text:c="9"/>A425435-E Ni Varg9 <text:s text:c="18"/>{ 1 } <text:s/>(934-1) [253C] - <text:s text:c="3"/>N <text:s/>- 303 8 <text:s/>CsIm K9 V <text:s text:c="10"/></text:p>
      <text:p text:style-name="P2">0906 Iishashun <text:s text:c="11"/>C62546A-A Ni O:0708 <text:s text:c="17"/>{ 0 } <text:s/>(A33+2) [647C] B <text:s text:c="3"/>- <text:s/>- 713 10 ImDv K3 V <text:s text:c="10"/></text:p>
      <text:p text:style-name="P2">0909 Jiinasha <text:s text:c="12"/>C200789-A Na Va Pi <text:s text:c="18"/>{ 1 } <text:s/>(B6A+2) [886B] BD <text:s text:c="2"/>S <text:s/>- 820 7 <text:s/>ImDv M4 III <text:s text:c="8"/></text:p>
      <text:p text:style-name="P2">1001 Odhughe <text:s text:c="13"/>C525545-9 Ni Varg9 <text:s text:c="18"/>{ -1 } (843-3) [3437] - <text:s text:c="3"/>- <text:s/>- 910 13 CsIm K0 V M6 V <text:s text:c="5"/></text:p>
      <text:p text:style-name="P2">1003 Anaanika <text:s text:c="12"/>B54057A-8 De He Ni Po <text:s text:c="15"/>{ -1 } (943+1) [747A] - <text:s text:c="3"/>- <text:s/>- 911 8 <text:s/>NaHu M1 V <text:s text:c="10"/></text:p>
      <text:p text:style-name="P2">1004 Esngougz <text:s text:c="12"/>EA7A443-6 Ni Oc <text:s text:c="21"/>{ -3 } (631-5) [1123] - <text:s text:c="3"/>- <text:s/>- 620 8 <text:s/>NaVa M2 V <text:s text:c="10"/></text:p>
      <text:p text:style-name="P2">1007 Laaru <text:s text:c="15"/>C69A9CC-C Hi In Wa Pz <text:s text:c="15"/>{ 3 } <text:s/>(H8E+5) [CC8F] BE <text:s text:c="2"/>S <text:s/>A 424 9 <text:s/>ImDv G7 V <text:s text:c="10"/></text:p>
      <text:p text:style-name="P2">1102 Azu <text:s text:c="17"/>A547857-D Pa Ph Pi Varg2 <text:s text:c="12"/>{ 2 } <text:s/>(B7D+2) [8A5D] - <text:s text:c="3"/>N <text:s/>- 801 5 <text:s/>CsIm M1 V M3 V <text:s text:c="5"/></text:p>
      <text:p text:style-name="P2">1104 Gvaellekh <text:s text:c="11"/>C885215-8 Lo Ga <text:s text:c="21"/>{ -2 } (511-4) [1136] - <text:s text:c="3"/>C <text:s/>- 610 8 <text:s/>NaVa K2 V K6 V <text:s text:c="5"/></text:p>
      <text:p text:style-name="P2">1107 Sikilar <text:s text:c="13"/>B4328DH-A Na Po Ph Pz <text:s text:c="15"/>{ 2 } <text:s/>(E7B+5) [DAAF] Be <text:s text:c="2"/>- <text:s/>A 722 7 <text:s/>ImDv G2 V <text:s text:c="10"/></text:p>
      <text:p text:style-name="P2">1108 Vakhoneri <text:s text:c="11"/>C76A9AB-C Hi Wa Pr Pz <text:s text:c="15"/>{ 2 } <text:s/>(C8D+4) [BB7E] BcE <text:s/>S <text:s/>A 710 16 ImDv K8 V <text:s text:c="10"/></text:p>
      <text:p text:style-name="P2">1109 Suragginsu <text:s text:c="10"/>E433352-A Lo Po <text:s text:c="21"/>{ -1 } (721-5) [1216] B <text:s text:c="3"/>- <text:s/>- 711 13 ImDv F6 V M8 V <text:s text:c="5"/></text:p>
      <text:p text:style-name="P2">1110 Liwar <text:s text:c="15"/>C550300-A De Lo Po <text:s text:c="18"/>{ 0 } <text:s/>(A21-4) [1315] B <text:s text:c="3"/>S <text:s/>- 405 9 <text:s/>ImDv K2 V <text:s text:c="10"/></text:p>
      <text:p text:style-name="P2">1201 Erim <text:s text:c="16"/>D573785-5 Pi <text:s text:c="24"/>{ -2 } (965-4) [5533] - <text:s text:c="3"/>- <text:s/>- 801 9 <text:s/>NaHu M1 V K0 V <text:s text:c="5"/></text:p>
      <text:p text:style-name="P2">1202 Anghurr <text:s text:c="13"/>C4308AA-7 De Na Po Ph Pz <text:s text:c="12"/>{ -1 } (A77+1) [A779] - <text:s text:c="3"/>C <text:s/>A 520 9 <text:s/>NaVa K9 V <text:s text:c="10"/></text:p>
      <text:p text:style-name="P2">1203 Angvae <text:s text:c="14"/>C422377-9 He Lo Po Varg5 <text:s text:c="12"/>{ -1 } (C21-1) [3259] - <text:s text:c="3"/>- <text:s/>- 834 14 CsIm F3 V K0 V <text:s text:c="5"/></text:p>
      <text:p text:style-name="P2">1206 Kummus <text:s text:c="14"/>C434520-9 Ni <text:s text:c="24"/>{ -1 } (943-5) [1414] B <text:s text:c="3"/>S <text:s/>- 702 8 <text:s/>ImDv M1 V <text:s text:c="10"/></text:p>
      <text:p text:style-name="P2">1208 Vhodan <text:s text:c="14"/>A758A8A-D Hi Cp <text:s text:c="21"/>{ 3 } <text:s/>(H9F+5) [CD7F] BEF <text:s/>- <text:s/>- 123 11 ImDv G1 V K0 IV <text:s text:c="4"/></text:p>
      <text:p text:style-name="P2">1309 Enpar Konal <text:s text:c="9"/>E57778A-6 Ag Pi <text:s text:c="21"/>{ -1 } (966+1) [9678] BCD <text:s/>- <text:s/>- 121 7 <text:s/>ImDv K8 V <text:s text:c="10"/></text:p>
      <text:p text:style-name="P2">1403 Deraan <text:s text:c="14"/>B426649-C Ni <text:s text:c="24"/>{ 1 } <text:s/>(955+2) [776D] - <text:s text:c="3"/>- <text:s/>- 210 7 <text:s/>NaHu M2 V <text:s text:c="10"/></text:p>
      <text:p text:style-name="P2">1405 Diiron <text:s text:c="14"/>B89A8AA-C Wa Ph Pi Pz <text:s text:c="15"/>{ 2 } <text:s/>(E7C+4) [AA7E] BDe <text:s/>- <text:s/>A 604 10 ImDv G3 V <text:s text:c="10"/></text:p>
      <text:p text:style-name="P2">1406 Timat <text:s text:c="15"/>B98A779-9 Ri Wa <text:s text:c="21"/>{ 3 } <text:s/>(C6C+4) [8A6A] BC <text:s text:c="2"/>NS - 921 12 ImDv M0 V <text:s text:c="10"/></text:p>
      <text:p text:style-name="P2">1407 Guusimka <text:s text:c="12"/>E539A77-C Hi <text:s text:c="24"/>{ 1 } <text:s/>(E9C+1) [AB5C] BE <text:s text:c="2"/>- <text:s/>- 411 9 <text:s/>ImDv M0 V <text:s text:c="10"/></text:p>
      <text:p text:style-name="P2">1408 Maran <text:s text:c="15"/>B552A78-E Hi Po <text:s text:c="21"/>{ 3 } <text:s/>(G9F+3) [AD5E] BE <text:s text:c="2"/>N <text:s/>- 322 8 <text:s/>ImDv M1 V <text:s text:c="10"/></text:p>
      <text:p text:style-name="P2">1410 Zentove <text:s text:c="13"/>C8A3587-9 Fl Ni <text:s text:c="21"/>{ -1 } (943-1) [5459] B <text:s text:c="3"/>S <text:s/>- 720 10 ImDv K3 V G4 V <text:s text:c="5"/></text:p>
      <text:p text:style-name="P2">1505 Odinaga <text:s text:c="13"/>A2016A9-C Ic Na Ni Va <text:s text:c="15"/>{ 1 } <text:s/>(B55+2) [776D] B <text:s text:c="3"/>- <text:s/>- 203 10 ImDv M0 V M5 V <text:s text:c="5"/></text:p>
      <text:p text:style-name="P2">1509 Audhumla <text:s text:c="12"/>A98A400-E Ni Wa <text:s text:c="21"/>{ 1 } <text:s/>(734-3) [1519] B <text:s text:c="3"/>- <text:s/>- 201 9 <text:s/>ImDv M1 V G1 V <text:s text:c="5"/></text:p>
      <text:p text:style-name="P2">1604 Gamgilebo <text:s text:c="11"/>B000756-B As Na Va Pi <text:s text:c="15"/>{ 2 } <text:s/>(C6C+1) [694A] - <text:s text:c="3"/>- <text:s/>- 212 11 CsIm F4 IV M1 V M1 V</text:p>
      <text:p text:style-name="P2">1606 Dannar <text:s text:c="14"/>C2006A8-A Na Ni Va <text:s text:c="18"/>{ 0 } <text:s/>(A54+1) [665A] B <text:s text:c="3"/>- <text:s/>- 820 15 ImDv F6 V M3 V <text:s text:c="5"/></text:p>
      <text:p text:style-name="P2">1608 Riinel <text:s text:c="14"/>E746651-7 Ag Ni <text:s text:c="21"/>{ -2 } (852-5) [2413] BC <text:s text:c="2"/>- <text:s/>- 601 11 ImDv M3 V <text:s text:c="10"/></text:p>
      <text:p text:style-name="P2">1609 Sakkuum <text:s text:c="13"/>C3107AB-A Na Pi Pz <text:s text:c="18"/>{ 1 } <text:s/>(A6A+3) [987C] BD <text:s text:c="2"/>S <text:s/>A 701 10 ImDv M1 V <text:s text:c="10"/></text:p>
      <text:p text:style-name="P2">1701 Taksarrgh <text:s text:c="11"/>B624697-A Ni Varg4 <text:s text:c="18"/>{ 1 } <text:s/>(955+1) [675A] - <text:s text:c="3"/>- <text:s/>- 710 8 <text:s/>NaHu M1 V <text:s text:c="10"/></text:p>
      <text:p text:style-name="P2">1703 Dathsuts <text:s text:c="12"/>C310200-A Lo Varg3 <text:s text:c="18"/>{ 0 } <text:s/>(511-4) [1215] - <text:s text:c="3"/>- <text:s/>- 901 8 <text:s/>NaHu F7 V M0 V <text:s text:c="5"/></text:p>
      <text:p text:style-name="P2">1704 Rronaetuts <text:s text:c="10"/>D424142-7 Lo Varg6 <text:s text:c="18"/>{ -3 } (311-5) [1113] - <text:s text:c="3"/>- <text:s/>- 120 10 CsIm M1 V <text:s text:c="10"/></text:p>
      <text:p text:style-name="P2">1705 Ugarun <text:s text:c="14"/>C7C27A8-9 Fl He <text:s text:c="21"/>{ 0 } <text:s/>(B69+1) [7759] B <text:s text:c="3"/>- <text:s/>- 402 7 <text:s/>ImDv G8 V <text:s text:c="10"/></text:p>
      <text:p text:style-name="P2">1708 Zelaklaka <text:s text:c="11"/>C7B2300-B Fl He Lo <text:s text:c="18"/>{ 0 } <text:s/>(621-4) [1316] B <text:s text:c="3"/>S <text:s/>- 301 8 <text:s/>ImDv M2 V M2 V <text:s text:c="5"/></text:p>
      <text:p text:style-name="P2">1709 Zigaadig <text:s text:c="12"/>B541389-B He Lo Po <text:s text:c="18"/>{ 1 } <text:s/>(A21+2) [446C] B <text:s text:c="3"/>- <text:s/>- 523 9 <text:s/>ImDv G9 V K6 V <text:s text:c="5"/></text:p>
      <text:p text:style-name="P2">1710 Tollori <text:s text:c="13"/>B884536-9 Ag Ni Pr <text:s text:c="18"/>{ 2 } <text:s/>(846+1) [4748] BcC <text:s/>NS - 501 7 <text:s/>ImDv M3 V <text:s text:c="10"/></text:p>
      <text:p text:style-name="P2">1801 Newcastle <text:s text:c="11"/>C567749-8 Ag Ri <text:s text:c="21"/>{ 1 } <text:s/>(B69+2) [8869] - <text:s text:c="3"/>- <text:s/>- 802 8 <text:s/>CsIm M2 V <text:s text:c="10"/></text:p>
      <text:p text:style-name="P2">1802 Zannokh <text:s text:c="13"/>B545235-8 Lo <text:s text:c="24"/>{ -1 } (611-3) [1136] - <text:s text:c="3"/>- <text:s/>- 920 13 NaVa G8 V <text:s text:c="10"/></text:p>
      <text:p text:style-name="P2">1803 Ronni <text:s text:c="15"/>C645576-9 Ag Ni (Ronnin) <text:s text:c="12"/>{ 0 } <text:s/>(B44-1) [4548] - <text:s text:c="3"/>- <text:s/>- 522 9 <text:s/>CsIm G7 V <text:s text:c="10"/></text:p>
      <text:p text:style-name="P2">1804 Kashiin <text:s text:c="13"/>B54089E-8 De He Po Ph Pi Pz <text:s text:c="9"/>{ 0 } <text:s/>(C78+4) [C89C] - <text:s text:c="3"/>N <text:s/>A 620 12 CsIm M2 V M8 V <text:s text:c="5"/></text:p>
      <text:p text:style-name="P2">1807 Ranilson <text:s text:c="12"/>C999421-A Ni <text:s text:c="24"/>{ 0 } <text:s/>(733-4) [1416] B <text:s text:c="3"/>S <text:s/>- 301 10 ImDv K1 V G5 V <text:s text:c="5"/></text:p>
      <text:p text:style-name="P2">1810 Eshu <text:s text:c="16"/>D560100-8 De Lo <text:s text:c="21"/>{ -3 } (711-5) [1113] B <text:s text:c="3"/>S <text:s/>- 322 9 <text:s/>ImDv K3 V <text:s text:c="10"/></text:p>
      <text:p text:style-name="P2">1901 Ghurrllekh <text:s text:c="10"/>C560558-A De Ni Pr <text:s text:c="18"/>{ 0 } <text:s/>(944+1) [555A] - <text:s text:c="3"/>C <text:s/>- 120 7 <text:s/>NaVa M3 V <text:s text:c="10"/></text:p>
      <text:p text:style-name="P2">1903 Gemid <text:s text:c="15"/>A423979-E Hi In Na Po <text:s text:c="15"/>{ 4 } <text:s/>(H8G+5) [AD6F] - <text:s text:c="3"/>N <text:s/>- 724 10 CsIm K0 V <text:s text:c="10"/></text:p>
      <text:p text:style-name="P2">1904 Daama <text:s text:c="15"/>B576538-A Ag Ni <text:s text:c="21"/>{ 2 } <text:s/>(846+2) [575A] - <text:s text:c="3"/>- <text:s/>- 401 8 <text:s/>NaHu M2 V K4 V <text:s text:c="5"/></text:p>
      <text:p text:style-name="P2">1906 Envar <text:s text:c="15"/>D9C5333-9 Fl Lo <text:s text:c="21"/>{ -2 } (621-5) [1126] B <text:s text:c="3"/>S <text:s/>- 701 8 <text:s/>ImDv M2 V <text:s text:c="10"/></text:p>
      <text:p text:style-name="P2">1907 Kakkin <text:s text:c="14"/>B423333-C Lo Po <text:s text:c="21"/>{ 1 } <text:s/>(721-2) [1429] B <text:s text:c="3"/>- <text:s/>- 402 9 <text:s/>ImDv G8 V <text:s text:c="10"/></text:p>
      <text:p text:style-name="P2">1909 Nashazi <text:s text:c="13"/>A300211-F Lo Va <text:s text:c="21"/>{ 1 } <text:s/>(611-3) [131B] B <text:s text:c="3"/>- <text:s/>- 120 8 <text:s/>ImDv M2 III F7 IV <text:s text:c="2"/></text:p>
      <text:p text:style-name="P2">2005 Gadushan <text:s text:c="12"/>C536488-A Ni <text:s text:c="24"/>{ 0 } <text:s/>(733+1) [445A] B <text:s text:c="3"/>S <text:s/>- 510 10 ImDv M4 V M5 V <text:s text:c="5"/></text:p>
      <text:p text:style-name="P2">2006 Niitomok <text:s text:c="12"/>C552595-9 Ni Po <text:s text:c="21"/>{ -1 } (843-3) [3437] B <text:s text:c="3"/>- <text:s/>- 201 9 <text:s/>ImDv M2 V <text:s text:c="10"/></text:p>
      <text:p text:style-name="P2">2007 Kaaka <text:s text:c="15"/>C898662-8 Ag Ni An O:2205 <text:s text:c="11"/>{ -1 } (953-5) [2514] BC <text:s text:c="2"/>S <text:s/>- 901 7 <text:s/>ImDv F7 V M8 V <text:s text:c="5"/></text:p>
      <text:p text:style-name="P2">2008 Morimur <text:s text:c="13"/>C550AAE-C De Hi Po Pz <text:s text:c="15"/>{ 2 } <text:s/>(G9D+5) [EC9G] BE <text:s text:c="2"/>- <text:s/>A 113 14 ImDv M0 V <text:s text:c="10"/></text:p>
      <text:p text:style-name="P2">2101 Miiko Belt <text:s text:c="10"/>C000234-9 As Lo Va <text:s text:c="18"/>{ -1 } (611-3) [1137] - <text:s text:c="3"/>- <text:s/>- 820 7 <text:s/>CsIm F1 V <text:s text:c="10"/></text:p>
      <text:p text:style-name="Standard"><text:soft-page-break/></text:p>
      <text:p text:style-name="P1">Vland Sector Detail</text:p>
      <text:p text:style-name="Standard"/>
      <text:p text:style-name="P2">2103 Hteh Hut <text:s text:c="12"/>A000546-E As Ni Va <text:s text:c="18"/>{ 1 } <text:s/>(945+1) [464D] - <text:s text:c="3"/>- <text:s/>- 811 8 <text:s/>CsIm K7 V M5 V <text:s text:c="5"/></text:p>
      <text:p text:style-name="P2">2105 Ninnigam <text:s text:c="12"/>C9D57A6-9 <text:s text:c="27"/>{ 0 } <text:s/>(A69-1) [6748] B <text:s text:c="3"/>S <text:s/>- 710 13 ImDv M1 V <text:s text:c="10"/></text:p>
      <text:p text:style-name="P2">2106 Hellvaplace <text:s text:c="9"/>DAB5423-8 Fl Ni <text:s text:c="21"/>{ -3 } (731-5) [1125] B <text:s text:c="3"/>- <text:s/>- 901 10 ImDv M2 V G2 V <text:s text:c="5"/></text:p>
      <text:p text:style-name="P2">2107 Sadniben <text:s text:c="12"/>C778978-6 Hi In Pz <text:s text:c="18"/>{ 1 } <text:s/>(B89+1) [9A56] BE <text:s text:c="2"/>S <text:s/>A 204 15 ImDv M1 V <text:s text:c="10"/></text:p>
      <text:p text:style-name="P2">2203 Angvae <text:s text:c="14"/>C657610-8 Ag Ni Ga <text:s text:c="18"/>{ -1 } (A53-5) [1513] - <text:s text:c="3"/>C <text:s/>- 720 12 NaVa M2 V <text:s text:c="10"/></text:p>
      <text:p text:style-name="P2">2205 Anarsi <text:s text:c="14"/>B7479EA-C Hi In Cp Pz <text:s text:c="15"/>{ 4 } <text:s/>(D8F+5) [BD7E] BEF <text:s/>- <text:s/>A 920 15 ImDv G3 V M3 V <text:s text:c="5"/></text:p>
      <text:p text:style-name="P2">2208 Kuzashamir <text:s text:c="10"/>E546853-7 Pa Ph Pi <text:s text:c="18"/>{ -2 } (A76-5) [5624] BcDe - <text:s/>- 520 10 ImDv M3 V <text:s text:c="10"/></text:p>
      <text:p text:style-name="P2">2210 Deglaraarbiis <text:s text:c="7"/>E737725-7 <text:s text:c="27"/>{ -2 } (966-4) [5535] B <text:s text:c="3"/>- <text:s/>- 312 6 <text:s/>ImDv K2 V G4 V K4 V </text:p>
      <text:p text:style-name="P2">2301 Knaeghzoka <text:s text:c="10"/>B4317A6-B Na Po <text:s text:c="21"/>{ 2 } <text:s/>(A6C+1) [694A] - <text:s text:c="3"/>- <text:s/>- 401 7 <text:s/>CsIm M1 V M1 V <text:s text:c="5"/></text:p>
      <text:p text:style-name="P2">2306 Nelak <text:s text:c="15"/>C64A6AA-A Ni Wa Da <text:s text:c="18"/>{ 0 } <text:s/>(954+2) [867C] B <text:s text:c="3"/>- <text:s/>A 110 9 <text:s/>ImDv M0 V <text:s text:c="10"/></text:p>
      <text:p text:style-name="P2">2308 Bolziin <text:s text:c="13"/>B310212-D Lo <text:s text:c="24"/>{ 1 } <text:s/>(911-3) [1319] B <text:s text:c="3"/>N <text:s/>- 914 14 ImDv M3 V <text:s text:c="10"/></text:p>
      <text:p text:style-name="P2">2309 Moribur <text:s text:c="13"/>C550650-9 De Ni Po <text:s text:c="18"/>{ -1 } (A53-5) [1514] B <text:s text:c="3"/>- <text:s/>- 920 13 ImDv M2 V <text:s text:c="10"/></text:p>
      <text:p text:style-name="P2">2310 Barshun <text:s text:c="13"/>B510683-B Na Ni <text:s text:c="21"/>{ 1 } <text:s/>(A55-2) [3728] B <text:s text:c="3"/>- <text:s/>- 620 12 ImDv F8 V M8 V <text:s text:c="5"/></text:p>
      <text:p text:style-name="P2">2402 Kfoerudzo <text:s text:c="11"/>B559353-D Lo <text:s text:c="24"/>{ 1 } <text:s/>(821-2) [142A] - <text:s text:c="3"/>- <text:s/>- 921 14 NaVa M1 V <text:s text:c="10"/></text:p>
      <text:p text:style-name="P2">2406 Derekam <text:s text:c="13"/>C5468CB-8 Pa Ph Pi Pz <text:s text:c="15"/>{ -1 } (C77+1) [A77A] BcDe - <text:s/>A 120 10 ImDv K6 V <text:s text:c="10"/></text:p>
      <text:p text:style-name="P2">2407 Gida <text:s text:c="16"/>E200265-9 Lo Va O:2409 <text:s text:c="14"/>{ -2 } (511-4) [1137] B <text:s text:c="3"/>- <text:s/>- 810 10 ImDv M3 V <text:s text:c="10"/></text:p>
      <text:p text:style-name="P2">2408 Shabii <text:s text:c="14"/>B854610-A Ag Ni <text:s text:c="21"/>{ 2 } <text:s/>(956-2) [1815] BC <text:s text:c="2"/>- <text:s/>- 301 9 <text:s/>ImDv M1 V G9 V <text:s text:c="5"/></text:p>
      <text:p text:style-name="P2">2409 Sardiika <text:s text:c="12"/>A54467B-C Ag Ni <text:s text:c="21"/>{ 3 } <text:s/>(957+5) [897E] BC <text:s text:c="2"/>NS - 210 6 <text:s/>ImDv F9 V <text:s text:c="10"/></text:p>
      <text:p text:style-name="P2">2410 Karamursel <text:s text:c="10"/>C438235-A Lo <text:s text:c="24"/>{ 0 } <text:s/>(611-2) [1238] B <text:s text:c="3"/>S <text:s/>- 520 15 ImDv K6 V <text:s text:c="10"/></text:p>
      <text:p text:style-name="P2">2501 Khugan <text:s text:c="14"/>B623520-A Ni Po <text:s text:c="21"/>{ 1 } <text:s/>(C45-3) [1615] - <text:s text:c="3"/>C <text:s/>- 623 11 NaVa M0 V M1 V <text:s text:c="5"/></text:p>
      <text:p text:style-name="P2">2502 Rhodes <text:s text:c="14"/>B413534-C Ic Ni <text:s text:c="21"/>{ 1 } <text:s/>(945-1) [363A] - <text:s text:c="3"/>N <text:s/>- 902 10 CsIm F0 III M5 V <text:s text:c="3"/></text:p>
      <text:p text:style-name="P2">2507 Shunisar <text:s text:c="12"/>D556502-8 Ag Ni <text:s text:c="21"/>{ -2 } (842-5) [1314] BC <text:s text:c="2"/>- <text:s/>- 301 8 <text:s/>ImDv M3 V M6 V <text:s text:c="5"/></text:p>
      <text:p text:style-name="P2">2508 Nii <text:s text:c="17"/>E42558C-7 Ni Da <text:s text:c="21"/>{ -3 } (741+1) [828A] B <text:s text:c="3"/>- <text:s/>A 110 14 ImDv M1 V <text:s text:c="10"/></text:p>
      <text:p text:style-name="P2">2602 Daztsoun <text:s text:c="12"/>C556330-9 Lo <text:s text:c="24"/>{ -1 } (721-5) [1214] - <text:s text:c="3"/>- <text:s/>- 911 11 NaHu F7 V <text:s text:c="10"/></text:p>
      <text:p text:style-name="P2">2603 Kaengtsaelzon <text:s text:c="7"/>B100857-A Na Va Ph Pi Varg8 <text:s text:c="9"/>{ 2 } <text:s/>(B7B+2) [8A5A] - <text:s text:c="3"/>- <text:s/>- 201 8 <text:s/>CsIm M3 V M3 V <text:s text:c="5"/></text:p>
      <text:p text:style-name="P2">2604 Fongknoe <text:s text:c="12"/>C300877-8 Na Va Ph Pi <text:s text:c="15"/>{ -1 } (B77-1) [8758] - <text:s text:c="3"/>- <text:s/>- 801 10 NaVa M0 V <text:s text:c="10"/></text:p>
      <text:p text:style-name="P2">2605 Raltaedz <text:s text:c="12"/>B430264-D De Lo Po O:2205 <text:s text:c="11"/>{ 1 } <text:s/>(811-1) [133B] B <text:s text:c="3"/>- <text:s/>- 504 15 ImDv M1 V <text:s text:c="10"/></text:p>
      <text:p text:style-name="P2">2610 Malokh <text:s text:c="14"/>E57167B-6 He Ni <text:s text:c="21"/>{ -3 } (851-1) [8378] B <text:s text:c="3"/>- <text:s/>- 801 10 ImDv F8 V M2 V <text:s text:c="5"/></text:p>
      <text:p text:style-name="P2">2804 Ongvaturr <text:s text:c="11"/>B989742-7 Ri <text:s text:c="24"/>{ 1 } <text:s/>(969-3) [3813] - <text:s text:c="3"/>- <text:s/>- 402 9 <text:s/>NaVa M3 V <text:s text:c="10"/></text:p>
      <text:p text:style-name="P2">2806 Paval <text:s text:c="15"/>B581212-B Lo <text:s text:c="24"/>{ 1 } <text:s/>(A11-3) [1317] B <text:s text:c="3"/>N <text:s/>- 724 15 ImDv M3 V <text:s text:c="10"/></text:p>
      <text:p text:style-name="P2">2808 Spinport <text:s text:c="12"/>D575A84-A Hi In <text:s text:c="21"/>{ 2 } <text:s/>(E9C+1) [8C38] BE <text:s text:c="2"/>S <text:s/>- 820 15 ImDv M2 V <text:s text:c="10"/></text:p>
      <text:p text:style-name="P2">2905 Zupilak <text:s text:c="13"/>D553353-8 Lo Po <text:s text:c="21"/>{ -3 } (C21-5) [1125] B <text:s text:c="3"/>- <text:s/>- 634 10 ImDv K8 V <text:s text:c="10"/></text:p>
      <text:p text:style-name="P2">2907 Akkunat <text:s text:c="13"/>C878501-A Ag Ni <text:s text:c="21"/>{ 1 } <text:s/>(845-3) [1616] BC <text:s text:c="2"/>S <text:s/>- 101 13 ImDv M2 V K8 V <text:s text:c="5"/></text:p>
      <text:p text:style-name="P2">2909 Goobsfol <text:s text:c="12"/>D544200-8 Lo <text:s text:c="24"/>{ -3 } (911-5) [1113] B <text:s text:c="3"/>S <text:s/>- 623 9 <text:s/>ImDv M2 V <text:s text:c="10"/></text:p>
      <text:p text:style-name="P2">3002 Ksuerrgh <text:s text:c="12"/>D42788D-8 Ph Pi Pz <text:s text:c="18"/>{ -2 } (F76+2) [C69C] - <text:s text:c="3"/>C <text:s/>A 914 16 NaVa M1 V <text:s text:c="10"/></text:p>
      <text:p text:style-name="P2">3003 Khughfudz <text:s text:c="11"/>E9995AC-8 Ni Da <text:s text:c="21"/>{ -3 } (941+1) [828B] - <text:s text:c="3"/>C <text:s/>A 220 12 NaVa M2 V <text:s text:c="10"/></text:p>
      <text:p text:style-name="P2">3004 Shupin <text:s text:c="14"/>A511375-B Ic Lo <text:s text:c="21"/>{ 1 } <text:s/>(C21-1) [1439] - <text:s text:c="3"/>- <text:s/>- 434 17 NaHu M1 V <text:s text:c="10"/></text:p>
      <text:p text:style-name="P2">3006 Mukata <text:s text:c="14"/>B310456-E Ni Da <text:s text:c="21"/>{ 1 } <text:s/>(734+1) [354D] B <text:s text:c="3"/>- <text:s/>A 101 6 <text:s/>ImDv F0 V M3 V <text:s text:c="5"/></text:p>
      <text:p text:style-name="P2">3008 Shishaldin <text:s text:c="10"/>D420652-9 De He Na Ni Po <text:s text:c="12"/>{ -2 } (B52-5) [2415] B <text:s text:c="3"/>S <text:s/>- 103 12 ImDv M0 V <text:s text:c="10"/></text:p>
      <text:p text:style-name="P2">3106 Arga <text:s text:c="16"/>C300999-C Hi In Na Va <text:s text:c="15"/>{ 3 } <text:s/>(C8E+4) [AC6D] BE <text:s text:c="2"/>S <text:s/>- 910 8 <text:s/>ImDv M1 V M8 V <text:s text:c="5"/></text:p>
      <text:p text:style-name="P2">3107 Theton <text:s text:c="14"/>BABA653-C Fl Ni Cp <text:s text:c="18"/>{ 1 } <text:s/>(955-2) [3729] B <text:s text:c="3"/>N <text:s/>- 510 4 <text:s/>ImDv M0 V K1 V <text:s text:c="5"/></text:p>
      <text:p text:style-name="P2">3201 Thoegzknaedz <text:s text:c="8"/>C676532-9 Ag Ni <text:s text:c="21"/>{ 0 } <text:s/>(A44-4) [1515] - <text:s text:c="3"/>C <text:s/>- 603 7 <text:s/>NaVa M2 V <text:s text:c="10"/></text:p>
      <text:p text:style-name="P2">3202 Vutsarrgh <text:s text:c="11"/>D665987-5 Hi Ga Pr <text:s text:c="18"/>{ -1 } (B87-1) [9855] - <text:s text:c="3"/>- <text:s/>- 720 9 <text:s/>NaVa M0 V M8 V <text:s text:c="5"/></text:p>
      <text:p text:style-name="P2">3206 Argonos <text:s text:c="13"/>D89A235-8 Lo Wa (minor) <text:s text:c="13"/>{ -3 } (611-5) [1136] B <text:s text:c="3"/>- <text:s/>- 620 7 <text:s/>ImDv M0 V <text:s text:c="10"/></text:p>
      <text:p text:style-name="P2">3208 Sardia <text:s text:c="14"/>D436554-A Ni <text:s text:c="24"/>{ -1 } (D43-3) [3438] B <text:s text:c="3"/>- <text:s/>- 433 11 ImDv K6 V <text:s text:c="10"/></text:p>
      <text:p text:style-name="P2">3209 Veppim <text:s text:c="14"/>E684524-7 Ag Ni Pr <text:s text:c="18"/>{ -2 } (742-4) [3335] BcC <text:s/>- <text:s/>- 704 11 ImDv M2 V <text:s text:c="10"/></text:p>
      <text:p text:style-name="P2">3210 Tasho <text:s text:c="15"/>E425300-A Lo <text:s text:c="24"/>{ -1 } (921-5) [1215] B <text:s text:c="3"/>- <text:s/>- 722 13 ImDv K1 IV <text:s text:c="9"/></text:p>
      <text:p text:style-name="P2">0211 Giikur <text:s text:c="14"/>A689521-C Ni Pr <text:s text:c="21"/>{ 1 } <text:s/>(845-3) [1618] Bc <text:s text:c="2"/>N <text:s/>- 910 8 <text:s/>ImDv M2 V M9 V <text:s text:c="5"/></text:p>
      <text:p text:style-name="P2">0311 Omero <text:s text:c="15"/>A430320-F De Lo Po <text:s text:c="18"/>{ 1 } <text:s/>(921-3) [141A] B <text:s text:c="3"/>N <text:s/>- 822 13 ImDv M3 V G8 V <text:s text:c="5"/></text:p>
      <text:p text:style-name="P2">0619 Lalaki <text:s text:c="14"/>A9B4785-D Fl <text:s text:c="24"/>{ 2 } <text:s/>(B6D+1) [593B] B <text:s text:c="3"/>- <text:s/>- 702 10 ImDv M3 V <text:s text:c="10"/></text:p>
      <text:p text:style-name="P2">0711 Rishiin <text:s text:c="13"/>C539332-B Lo <text:s text:c="24"/>{ 0 } <text:s/>(621-4) [1317] B <text:s text:c="3"/>S <text:s/>- 610 14 ImDv M2 V M7 V <text:s text:c="5"/></text:p>
      <text:p text:style-name="P2">1011 Iren <text:s text:c="16"/>A8C389E-C Fl Ph Pz <text:s text:c="18"/>{ 2 } <text:s/>(F7C+5) [CA9G] Be <text:s text:c="2"/>N <text:s/>A 814 10 ImDv K7 V M3 V <text:s text:c="5"/></text:p>
      <text:p text:style-name="P2">1012 Askhu <text:s text:c="15"/>C554120-8 Lo <text:s text:c="24"/>{ -2 } (511-5) [1113] B <text:s text:c="3"/>- <text:s/>- 402 9 <text:s/>ImDv M0 V G8 V <text:s text:c="5"/></text:p>
      <text:p text:style-name="P2">1112 Vallae <text:s text:c="14"/>A897788-A Ag An Pi <text:s text:c="18"/>{ 3 } <text:s/>(A6C+3) [7A5A] BCD <text:s/>- <text:s/>- 810 13 ImDv F3 V <text:s text:c="10"/></text:p>
      <text:p text:style-name="P2">1113 Thogho <text:s text:c="14"/>C898669-8 Ag Ni O:1112 <text:s text:c="14"/>{ -1 } (A53+1) [7569] BC <text:s text:c="2"/>- <text:s/>- 920 11 ImDv M3 V <text:s text:c="10"/></text:p>
      <text:p text:style-name="P2">1114 Gukhaga <text:s text:c="13"/>A877576-D Ag Ni <text:s text:c="21"/>{ 2 } <text:s/>(846+1) [474C] BC <text:s text:c="2"/>- <text:s/>- 310 17 ImDv G4 V M6 V <text:s text:c="5"/></text:p>
      <text:p text:style-name="P2">1116 Darmagu <text:s text:c="13"/>B412312-D Ic Lo <text:s text:c="21"/>{ 1 } <text:s/>(621-3) [1419] B <text:s text:c="3"/>- <text:s/>- 901 11 ImDv M3 V K5 V <text:s text:c="5"/></text:p>
      <text:p text:style-name="P2">1117 The Uris Belt <text:s text:c="7"/>B000464-E As Ni Va Mr <text:s text:c="15"/>{ 1 } <text:s/>(834-1) [253C] B <text:s text:c="3"/>N <text:s/>- 911 6 <text:s/>ImDv M1 V K5 V <text:s text:c="5"/></text:p>
      <text:p text:style-name="P2">1119 Daku <text:s text:c="16"/>C432620-A Na Ni Po <text:s text:c="18"/>{ 0 } <text:s/>(C54-4) [1615] B <text:s text:c="3"/>S <text:s/>- 804 8 <text:s/>ImDv K2 V <text:s text:c="10"/></text:p>
      <text:p text:style-name="P2">1120 Ideshe <text:s text:c="14"/>B969657-B Ni Ri <text:s text:c="21"/>{ 2 } <text:s/>(A56+2) [685B] BC <text:s text:c="2"/>N <text:s/>- 920 10 ImDv M1 V G6 V <text:s text:c="5"/></text:p>
      <text:p text:style-name="P2">1211 Gagzoe <text:s text:c="14"/>A585420-C Ni Pa <text:s text:c="21"/>{ 1 } <text:s/>(834-3) [1517] Bc <text:s text:c="2"/>- <text:s/>- 602 9 <text:s/>ImDv M2 V M3 V <text:s text:c="5"/></text:p>
      <text:p text:style-name="P2">1215 Siruga <text:s text:c="14"/>C100559-D Ni Va <text:s text:c="21"/>{ 0 } <text:s/>(844+1) [656E] B <text:s text:c="3"/>- <text:s/>- 201 13 ImDv M0 V K3 V <text:s text:c="5"/></text:p>
      <text:p text:style-name="P2">1217 Estoff <text:s text:c="14"/>B6B6330-C Fl Lo <text:s text:c="21"/>{ 1 } <text:s/>(721-3) [1417] B <text:s text:c="3"/>N <text:s/>- 620 11 ImDv M2 V <text:s text:c="10"/></text:p>
      <text:p text:style-name="P2">1219 Ramir <text:s text:c="15"/>C66A322-B Lo Wa (Tagi) <text:s text:c="14"/>{ 0 } <text:s/>(621-4) [1317] B <text:s text:c="3"/>S <text:s/>- 801 9 <text:s/>ImDv M2 V K8 V <text:s text:c="5"/></text:p>
      <text:p text:style-name="P2">1220 Imik <text:s text:c="16"/>C563303-A Lo <text:s text:c="24"/>{ 0 } <text:s/>(B21-3) [1327] B <text:s text:c="3"/>S <text:s/>- 624 9 <text:s/>ImDv K1 V <text:s text:c="10"/></text:p>
      <text:p text:style-name="Standard"><text:soft-page-break/></text:p>
      <text:p text:style-name="P1">Vland Sector Detail</text:p>
      <text:p text:style-name="Standard"/>
      <text:p text:style-name="P2">1311 Kema <text:s text:c="16"/>E100233-A Lo Va <text:s text:c="21"/>{ -1 } (511-4) [1127] B <text:s text:c="3"/>- <text:s/>- 810 8 <text:s/>ImDv M2 V <text:s text:c="10"/></text:p>
      <text:p text:style-name="P2">1312 Taksar <text:s text:c="14"/>C432345-A Lo Po <text:s text:c="21"/>{ 0 } <text:s/>(621-2) [1338] B <text:s text:c="3"/>- <text:s/>- 110 10 ImDv K4 V <text:s text:c="10"/></text:p>
      <text:p text:style-name="P2">1313 Hisus <text:s text:c="15"/>C7788BF-7 Pa Ph Pi Pz <text:s text:c="15"/>{ -1 } (A77+4) [D7AC] BcDe S <text:s/>A 514 12 ImDv M0 V <text:s text:c="10"/></text:p>
      <text:p text:style-name="P2">1317 Anik <text:s text:c="16"/>C541569-9 He Ni Po O:1519 <text:s text:c="11"/>{ -1 } (943+1) [646A] B <text:s text:c="3"/>- <text:s/>- 211 13 ImDv M1 V <text:s text:c="10"/></text:p>
      <text:p text:style-name="P2">1319 Ganar <text:s text:c="15"/>E200527-8 Ni Va <text:s text:c="21"/>{ -3 } (A41-3) [5258] B <text:s text:c="3"/>- <text:s/>- 821 12 ImDv M0 V <text:s text:c="10"/></text:p>
      <text:p text:style-name="P2">1412 Karka <text:s text:c="15"/>C200876-8 Na Va Ph Pi <text:s text:c="15"/>{ -1 } (B77-2) [7747] BDe <text:s/>- <text:s/>- 801 13 ImDv M0 V <text:s text:c="10"/></text:p>
      <text:p text:style-name="P2">1414 Centra <text:s text:c="14"/>A592541-D He Ni <text:s text:c="21"/>{ 1 } <text:s/>(D45-3) [1619] B <text:s text:c="3"/>N <text:s/>- 124 16 ImDv M1 V <text:s text:c="10"/></text:p>
      <text:p text:style-name="P2">1417 Astira <text:s text:c="14"/>C55248C-9 Ni Po Da <text:s text:c="18"/>{ -1 } (832+2) [738C] B <text:s text:c="3"/>S <text:s/>A 820 11 ImDv M0 V <text:s text:c="10"/></text:p>
      <text:p text:style-name="P2">1515 Luunbu <text:s text:c="14"/>E8D6255-9 Lo Da <text:s text:c="21"/>{ -2 } (511-4) [1137] B <text:s text:c="3"/>- <text:s/>A 810 13 ImDv M2 V <text:s text:c="10"/></text:p>
      <text:p text:style-name="P2">1516 Duam <text:s text:c="16"/>E564869-6 Ri Pa Ph O:1519 <text:s text:c="11"/>{ -1 } (A76+1) [9767] BcCe - <text:s/>- 710 11 ImDv M1 V <text:s text:c="10"/></text:p>
      <text:p text:style-name="P2">1519 Kagamira <text:s text:c="12"/>B577A83-E Hi In Cp <text:s text:c="18"/>{ 4 } <text:s/>(K9G+1) [7E2B] BEF <text:s/>N <text:s/>- 525 10 ImDv G4 V <text:s text:c="10"/></text:p>
      <text:p text:style-name="P2">1520 Shulishu <text:s text:c="12"/>A55259B-D Ni Po Da <text:s text:c="18"/>{ 1 } <text:s/>(845+3) [767F] B <text:s text:c="3"/>- <text:s/>A 410 10 ImDv M0 V K1 V <text:s text:c="5"/></text:p>
      <text:p text:style-name="P2">1612 Ersii <text:s text:c="15"/>E561431-7 Ni <text:s text:c="24"/>{ -3 } (631-5) [1113] B <text:s text:c="3"/>- <text:s/>- 210 12 ImDv F6 V <text:s text:c="10"/></text:p>
      <text:p text:style-name="P2">1619 Midku <text:s text:c="15"/>B764585-9 Ag Ni Pr <text:s text:c="18"/>{ 1 } <text:s/>(845-1) [3637] BcC <text:s/>N <text:s/>- 110 10 ImDv M3 V <text:s text:c="10"/></text:p>
      <text:p text:style-name="P2">1716 Enaa <text:s text:c="16"/>B300859-B Na Va Ph Pi <text:s text:c="15"/>{ 2 } <text:s/>(C7C+3) [9A6C] BDe <text:s/>N <text:s/>- 402 9 <text:s/>ImDv M2 V <text:s text:c="10"/></text:p>
      <text:p text:style-name="P2">1717 Vland <text:s text:c="15"/>A967A9A-F Hi Cs [Vilani] <text:s text:c="12"/>{ 3 } <text:s/>(D9F+5) [CD7H] BEFG N <text:s/>- 310 7 <text:s/>ImDv F8 V <text:s text:c="10"/></text:p>
      <text:p text:style-name="P2">1718 Kirma <text:s text:c="15"/>A797111-D Lo <text:s text:c="24"/>{ 1 } <text:s/>(A11-3) [1219] B <text:s text:c="3"/>N <text:s/>- 725 11 ImDv G8 V K2 V <text:s text:c="5"/></text:p>
      <text:p text:style-name="P2">1719 Sazisi <text:s text:c="14"/>E586720-6 Ag Ri <text:s text:c="21"/>{ 0 } <text:s/>(967-4) [2711] BC <text:s text:c="2"/>- <text:s/>- 703 7 <text:s/>ImDv M0 V M2 V <text:s text:c="5"/></text:p>
      <text:p text:style-name="P2">1811 Anaam <text:s text:c="15"/>C424753-B Pi <text:s text:c="24"/>{ 1 } <text:s/>(A6B-2) [4828] BD <text:s text:c="2"/>- <text:s/>- 510 11 ImDv G1 V <text:s text:c="10"/></text:p>
      <text:p text:style-name="P2">1813 Khusher <text:s text:c="13"/>C646754-9 Ag Pi <text:s text:c="21"/>{ 1 } <text:s/>(D6A-1) [5837] BCD <text:s/>S <text:s/>- 722 11 ImDv G5 V G9 V <text:s text:c="5"/></text:p>
      <text:p text:style-name="P2">1816 Shinla <text:s text:c="14"/>C5608A9-8 De Ri Ph <text:s text:c="18"/>{ 0 } <text:s/>(H78+1) [9869] BCe <text:s/>- <text:s/>- 934 16 ImDv K2 V M9 V <text:s text:c="5"/></text:p>
      <text:p text:style-name="P2">1817 Tauri <text:s text:c="15"/>A430998-F De Hi Na Po <text:s text:c="15"/>{ 3 } <text:s/>(D8F+3) [9C5F] BE <text:s text:c="2"/>- <text:s/>- 420 7 <text:s/>ImDv K3 V <text:s text:c="10"/></text:p>
      <text:p text:style-name="P2">1819 Dusu <text:s text:c="16"/>C9E4487-A Ni <text:s text:c="24"/>{ 0 } <text:s/>(833+1) [445A] B <text:s text:c="3"/>- <text:s/>- 520 6 <text:s/>ImDv F3 V <text:s text:c="10"/></text:p>
      <text:p text:style-name="P2">1820 Kha <text:s text:c="17"/>A86A642-D Ni Ri Wa <text:s text:c="18"/>{ 2 } <text:s/>(E56-2) [2819] BC <text:s text:c="2"/>- <text:s/>- 824 11 ImDv K6 V <text:s text:c="10"/></text:p>
      <text:p text:style-name="P2">1915 Giinam <text:s text:c="14"/>C565303-A Lo <text:s text:c="24"/>{ 0 } <text:s/>(921-3) [1327] B <text:s text:c="3"/>S <text:s/>- 304 14 ImDv M3 V <text:s text:c="10"/></text:p>
      <text:p text:style-name="P2">1916 Kipii <text:s text:c="15"/>B430222-D De Lo Po <text:s text:c="18"/>{ 1 } <text:s/>(611-3) [1319] B <text:s text:c="3"/>N <text:s/>- 202 8 <text:s/>ImDv M3 V <text:s text:c="10"/></text:p>
      <text:p text:style-name="P2">1918 Kusheggi <text:s text:c="12"/>E596778-5 Ag Pi <text:s text:c="21"/>{ -1 } (966-1) [7655] BCD <text:s/>- <text:s/>- 420 7 <text:s/>ImDv F8 V <text:s text:c="10"/></text:p>
      <text:p text:style-name="P2">1919 Khula <text:s text:c="15"/>B575A77-E Hi In Pz Di (Khulans) <text:s text:c="5"/>{ 4 } <text:s/>(D9G+4) [AE5E] BEf <text:s/>N <text:s/>A 510 10 ImDv M0 V <text:s text:c="10"/></text:p>
      <text:p text:style-name="P2">1920 Inkha <text:s text:c="15"/>B797442-B Ni Pa <text:s text:c="21"/>{ 1 } <text:s/>(734-3) [1517] Bc <text:s text:c="2"/>- <text:s/>- 310 9 <text:s/>ImDv M0 V M4 V <text:s text:c="5"/></text:p>
      <text:p text:style-name="P2">2013 Isbudin <text:s text:c="13"/>C9C5984-B Fl Hi In <text:s text:c="18"/>{ 3 } <text:s/>(G8E+1) [7C39] BE <text:s text:c="2"/>- <text:s/>- 623 8 <text:s/>ImDv F6 V M7 V <text:s text:c="5"/></text:p>
      <text:p text:style-name="P2">2016 Zurrian <text:s text:c="13"/>C563536-9 Ni Pr <text:s text:c="21"/>{ -1 } (943-2) [4448] Bc <text:s text:c="2"/>S <text:s/>- 402 10 ImDv M1 V M1 V <text:s text:c="5"/></text:p>
      <text:p text:style-name="P2">2017 Tahaver <text:s text:c="13"/>B769A78-B Hi (Tahavi) <text:s text:c="15"/>{ 3 } <text:s/>(D9E+3) [AD5B] BE <text:s text:c="2"/>- <text:s/>- 110 13 ImDv M2 V <text:s text:c="10"/></text:p>
      <text:p text:style-name="P2">2019 Lobode <text:s text:c="14"/>E554666-5 Ag Ni O:1919 <text:s text:c="14"/>{ -2 } (852-3) [5444] BC <text:s text:c="2"/>- <text:s/>- 510 8 <text:s/>ImDv M2 V M3 V <text:s text:c="5"/></text:p>
      <text:p text:style-name="P2">2020 Shushguum <text:s text:c="11"/>B522577-B He Ni Po <text:s text:c="18"/>{ 1 } <text:s/>(D45+1) [565B] B <text:s text:c="3"/>N <text:s/>- 924 13 ImDv G6 V <text:s text:c="10"/></text:p>
      <text:p text:style-name="P2">2111 Flire <text:s text:c="15"/>C779A77-D Hi In <text:s text:c="21"/>{ 3 } <text:s/>(H9F+3) [AD5D] BE <text:s text:c="2"/>- <text:s/>- 423 9 <text:s/>ImDv K8 V <text:s text:c="10"/></text:p>
      <text:p text:style-name="P2">2113 Ishala <text:s text:c="14"/>C866751-9 Ag Ga Ri <text:s text:c="18"/>{ 2 } <text:s/>(D6B-2) [3915] BC <text:s text:c="2"/>- <text:s/>- 404 13 ImDv M1 V <text:s text:c="10"/></text:p>
      <text:p text:style-name="P2">2115 Zedu Gisla <text:s text:c="10"/>E533587-6 Ni Po <text:s text:c="21"/>{ -3 } (741-3) [5256] B <text:s text:c="3"/>- <text:s/>- 701 6 <text:s/>ImDv M1 V M2 V <text:s text:c="5"/></text:p>
      <text:p text:style-name="P2">2117 Uri <text:s text:c="17"/>A313632-E Ic Na Ni <text:s text:c="18"/>{ 1 } <text:s/>(A55-3) [271A] B <text:s text:c="3"/>- <text:s/>- 220 12 ImDv F9 V <text:s text:c="10"/></text:p>
      <text:p text:style-name="P2">2120 Pyam <text:s text:c="16"/>B799385-C Lo <text:s text:c="24"/>{ 1 } <text:s/>(721-1) [143A] B <text:s text:c="3"/>N <text:s/>- 320 17 ImDv M1 V <text:s text:c="10"/></text:p>
      <text:p text:style-name="P2">2211 Irila <text:s text:c="15"/>B568403-A Ni Pa <text:s text:c="21"/>{ 1 } <text:s/>(B34-2) [1527] Bc <text:s text:c="2"/>N <text:s/>- 523 8 <text:s/>ImDv M1 V <text:s text:c="10"/></text:p>
      <text:p text:style-name="P2">2216 Ashbakha <text:s text:c="12"/>A672500-B He Ni <text:s text:c="21"/>{ 1 } <text:s/>(845-3) [1616] B <text:s text:c="3"/>N <text:s/>- 201 14 ImDv M2 V K9 V <text:s text:c="5"/></text:p>
      <text:p text:style-name="P2">2314 Dangasha <text:s text:c="12"/>C550664-8 De Ni Po O:2616 <text:s text:c="11"/>{ -2 } (952-4) [4436] B <text:s text:c="3"/>- <text:s/>- 801 6 <text:s/>ImDv M3 V <text:s text:c="10"/></text:p>
      <text:p text:style-name="P2">2316 Kagush <text:s text:c="14"/>A736300-A Lo <text:s text:c="24"/>{ 1 } <text:s/>(B21-3) [1415] B <text:s text:c="3"/>- <text:s/>- 724 9 <text:s/>ImDv K6 V <text:s text:c="10"/></text:p>
      <text:p text:style-name="P2">2319 Shudi <text:s text:c="15"/>A7669BB-A Hi Ga Pr Pz <text:s text:c="15"/>{ 3 } <text:s/>(J8D+5) [BC7C] BcE <text:s/>- <text:s/>A 525 12 ImDv G6 V G2 V <text:s text:c="5"/></text:p>
      <text:p text:style-name="P2">2320 Gidapisek <text:s text:c="11"/>B200623-C Na Ni Va <text:s text:c="18"/>{ 1 } <text:s/>(955-2) [3729] B <text:s text:c="3"/>- <text:s/>- 810 11 ImDv K7 V <text:s text:c="10"/></text:p>
      <text:p text:style-name="P2">2412 Ansin <text:s text:c="15"/>E563A95-A Hi <text:s text:c="24"/>{ 1 } <text:s/>(E9B-1) [8B38] BE <text:s text:c="2"/>- <text:s/>- 820 8 <text:s/>ImDv K2 V K2 V <text:s text:c="5"/></text:p>
      <text:p text:style-name="P2">2416 Liisurkhish <text:s text:c="9"/>A562788-C Ri <text:s text:c="24"/>{ 3 } <text:s/>(A6D+3) [7A5C] BC <text:s text:c="2"/>- <text:s/>- 810 16 ImDv K0 V M2 V <text:s text:c="5"/></text:p>
      <text:p text:style-name="P2">2419 Nasha <text:s text:c="15"/>E200201-9 Lo Va <text:s text:c="21"/>{ -2 } (511-5) [1115] B <text:s text:c="3"/>- <text:s/>- 710 11 ImDv M0 V M2 V <text:s text:c="5"/></text:p>
      <text:p text:style-name="P2">2511 Iigshuren <text:s text:c="11"/>B66A766-C Ri Wa O:2409 <text:s text:c="14"/>{ 3 } <text:s/>(E6D+2) [6A4B] BC <text:s text:c="2"/>- <text:s/>- 223 11 ImDv G5 V <text:s text:c="10"/></text:p>
      <text:p text:style-name="P2">2512 Imziinune <text:s text:c="11"/>B62737A-C Lo <text:s text:c="24"/>{ 1 } <text:s/>(721+3) [547E] B <text:s text:c="3"/>N <text:s/>- 720 9 <text:s/>ImDv M1 V <text:s text:c="10"/></text:p>
      <text:p text:style-name="P2">2513 Shiigus <text:s text:c="13"/>A5717CB-B He Cp Pi Pz <text:s text:c="15"/>{ 2 } <text:s/>(A6C+4) [997D] BD <text:s text:c="2"/>N <text:s/>A 101 15 ImDv F5 V M9 V <text:s text:c="5"/></text:p>
      <text:p text:style-name="P2">2515 Gookir <text:s text:c="14"/>B9D787C-A Ph <text:s text:c="24"/>{ 2 } <text:s/>(E7B+5) [BA8D] Be <text:s text:c="2"/>N <text:s/>- 122 10 ImDv K8 V <text:s text:c="10"/></text:p>
      <text:p text:style-name="P2">2518 Khe <text:s text:c="17"/>E433425-8 Ni Po <text:s text:c="21"/>{ -3 } (731-5) [2136] B <text:s text:c="3"/>- <text:s/>- 201 14 ImDv M2 V <text:s text:c="10"/></text:p>
      <text:p text:style-name="P2">2519 Muukakam <text:s text:c="12"/>B52368C-A Na Ni Po Da <text:s text:c="15"/>{ 1 } <text:s/>(A55+4) [978D] B <text:s text:c="3"/>- <text:s/>A 511 7 <text:s/>ImDv M1 V <text:s text:c="10"/></text:p>
      <text:p text:style-name="P2">2520 Ma <text:s text:c="18"/>C585200-A Lo <text:s text:c="24"/>{ 0 } <text:s/>(511-4) [1215] B <text:s text:c="3"/>- <text:s/>- 710 13 ImDv M0 V M0 V <text:s text:c="5"/></text:p>
      <text:p text:style-name="P2">2611 Kimii <text:s text:c="15"/>D403750-8 Ic Na Va Pi <text:s text:c="15"/>{ -2 } (A66-5) [2513] BD <text:s text:c="2"/>- <text:s/>- 901 9 <text:s/>ImDv K2 V M3 V <text:s text:c="5"/></text:p>
      <text:p text:style-name="P2">2612 Gaska Khiin <text:s text:c="9"/>C544577-9 Ag Ni <text:s text:c="21"/>{ 0 } <text:s/>(C44+1) [5559] BC <text:s text:c="2"/>S <text:s/>- 823 12 ImDv M1 V <text:s text:c="10"/></text:p>
      <text:p text:style-name="P2">2613 Kusu <text:s text:c="16"/>A541676-B He Ni Po <text:s text:c="18"/>{ 1 } <text:s/>(A55+1) [574A] B <text:s text:c="3"/>- <text:s/>- 202 9 <text:s/>ImDv K3 IV <text:s text:c="9"/></text:p>
      <text:p text:style-name="P2">2615 Malta <text:s text:c="15"/>B000266-C As Lo Va O:2616 <text:s text:c="11"/>{ 1 } <text:s/>(611+1) [134B] B <text:s text:c="3"/>S <text:s/>- 611 11 ImDv K6 V M3 V <text:s text:c="5"/></text:p>
      <text:p text:style-name="P2">2616 St. George <text:s text:c="10"/>B7C59BB-D Fl Hi In Pz <text:s text:c="15"/>{ 4 } <text:s/>(D8G+5) [BD7F] BEf <text:s/>- <text:s/>A 820 12 ImDv G5 IV <text:s text:c="9"/></text:p>
      <text:p text:style-name="P2">2618 Dudid <text:s text:c="15"/>B510526-A Ni <text:s text:c="24"/>{ 1 } <text:s/>(845+1) [4649] B <text:s text:c="3"/>S <text:s/>- 501 8 <text:s/>ImDv M0 V M0 V <text:s text:c="5"/></text:p>
      <text:p text:style-name="P2">2620 Mennoral <text:s text:c="12"/>B858723-9 Ag <text:s text:c="24"/>{ 3 } <text:s/>(C6C+1) [4A26] BC <text:s text:c="2"/>NS - 421 10 ImDv K3 V <text:s text:c="10"/></text:p>
      <text:p text:style-name="P2">2713 Aanshi <text:s text:c="14"/>BA8AA97-C Hi Oc <text:s text:c="21"/>{ 3 } <text:s/>(D9E+3) [AD5C] BE <text:s text:c="2"/>S <text:s/>- 401 10 ImDv M3 V <text:s text:c="10"/></text:p>
      <text:p text:style-name="P2">2716 Eriston <text:s text:c="13"/>C69A144-9 Lo Wa <text:s text:c="21"/>{ -1 } (511-3) [1137] B <text:s text:c="3"/>- <text:s/>- 420 14 ImDv G8 V G7 V <text:s text:c="5"/></text:p>
      <text:p text:style-name="P2">2812 Alkhaas <text:s text:c="13"/>E99769D-6 Ag Ni Da <text:s text:c="18"/>{ -2 } (852+2) [A49A] BC <text:s text:c="2"/>- <text:s/>A 133 9 <text:s/>ImDv M1 V M2 V <text:s text:c="5"/></text:p>
      <text:p text:style-name="Standard"><text:soft-page-break/></text:p>
      <text:p text:style-name="P1">Vland Sector Detail</text:p>
      <text:p text:style-name="Standard"/>
      <text:p text:style-name="P2">2815 Karmanidora <text:s text:c="9"/>C310330-B Lo <text:s text:c="24"/>{ 0 } <text:s/>(721-4) [1316] B <text:s text:c="3"/>- <text:s/>- 702 9 <text:s/>ImDv K4 V <text:s text:c="10"/></text:p>
      <text:p text:style-name="P2">2816 Faranidon <text:s text:c="11"/>B6569AD-9 Hi Ga Pz <text:s text:c="18"/>{ 2 } <text:s/>(C8C+5) [DB9D] BE <text:s text:c="2"/>- <text:s/>A 910 12 ImDv M0 V <text:s text:c="10"/></text:p>
      <text:p text:style-name="P2">2818 Tazaris <text:s text:c="13"/>C9B4688-9 Fl Ni <text:s text:c="21"/>{ -1 } (A53-1) [6559] B <text:s text:c="3"/>S <text:s/>- 302 12 ImDv M3 V <text:s text:c="10"/></text:p>
      <text:p text:style-name="P2">2820 Anzalits <text:s text:c="12"/>EA9A210-9 Lo Oc <text:s text:c="21"/>{ -2 } (B11-5) [1114] B <text:s text:c="3"/>- <text:s/>- 734 16 ImDv M3 V M7 V <text:s text:c="5"/></text:p>
      <text:p text:style-name="P2">2911 Naalkin <text:s text:c="13"/>D555565-7 Ag Ni O:2914 <text:s text:c="14"/>{ -2 } (742-4) [3335] BC <text:s text:c="2"/>- <text:s/>- 701 6 <text:s/>ImDv K3 V M3 V <text:s text:c="5"/></text:p>
      <text:p text:style-name="P2">2912 Damakho <text:s text:c="13"/>A998574-D Ag Ni <text:s text:c="21"/>{ 2 } <text:s/>(C46+1) [373B] BC <text:s text:c="2"/>- <text:s/>- 223 8 <text:s/>ImDv M0 V <text:s text:c="10"/></text:p>
      <text:p text:style-name="P2">2914 Mimere <text:s text:c="14"/>B9B6999-D Fl Hi In <text:s text:c="18"/>{ 5 } <text:s/>(C8H+5) [AE6E] BEf <text:s/>NS - 510 12 ImDv M1 V M2 V <text:s text:c="5"/></text:p>
      <text:p text:style-name="P2">2915 Lormiza <text:s text:c="13"/>B435652-D Ni <text:s text:c="24"/>{ 1 } <text:s/>(955-3) [2719] B <text:s text:c="3"/>- <text:s/>- 910 12 ImDv M0 V M6 V <text:s text:c="5"/></text:p>
      <text:p text:style-name="P2">2916 Iizmarna <text:s text:c="12"/>B427421-B Ni <text:s text:c="24"/>{ 1 } <text:s/>(834-3) [1517] B <text:s text:c="3"/>S <text:s/>- 820 12 ImDv M3 V <text:s text:c="10"/></text:p>
      <text:p text:style-name="P2">2918 Beroni <text:s text:c="14"/>C563777-8 Ri <text:s text:c="24"/>{ 0 } <text:s/>(A68+1) [7758] BC <text:s text:c="2"/>- <text:s/>- 601 10 ImDv M1 V M5 V <text:s text:c="5"/></text:p>
      <text:p text:style-name="P2">2919 Alanidon <text:s text:c="12"/>D554423-7 Ni Pa <text:s text:c="21"/>{ -3 } (631-5) [1124] Bc <text:s text:c="2"/>S <text:s/>- 120 6 <text:s/>ImDv M0 V M1 V <text:s text:c="5"/></text:p>
      <text:p text:style-name="P2">2920 Sidenis <text:s text:c="13"/>D31067B-8 Na Ni <text:s text:c="21"/>{ -3 } (A51-1) [837A] B <text:s text:c="3"/>S <text:s/>- 920 16 ImDv K8 V M1 V <text:s text:c="5"/></text:p>
      <text:p text:style-name="P2">3011 Lourer <text:s text:c="14"/>E594A8A-A Hi In <text:s text:c="21"/>{ 2 } <text:s/>(D9C+4) [CC7C] BE <text:s text:c="2"/>- <text:s/>- 810 12 ImDv M3 V M8 V <text:s text:c="5"/></text:p>
      <text:p text:style-name="P2">3014 Zaan <text:s text:c="16"/>C557462-9 Ni Pa O:2914 <text:s text:c="14"/>{ -1 } (A32-5) [1315] Bc <text:s text:c="2"/>S <text:s/>- 904 7 <text:s/>ImDv G5 V <text:s text:c="10"/></text:p>
      <text:p text:style-name="P2">3018 Sikal <text:s text:c="15"/>C545644-8 Ag Ni <text:s text:c="21"/>{ -1 } (953-3) [4536] BC <text:s text:c="2"/>S <text:s/>- 810 11 ImDv M1 V M1 V <text:s text:c="5"/></text:p>
      <text:p text:style-name="P2">3019 Braldini <text:s text:c="12"/>C897736-8 Ag Pi <text:s text:c="21"/>{ 0 } <text:s/>(B68-1) [6747] BCD <text:s/>- <text:s/>- 520 10 ImDv M2 V M6 V <text:s text:c="5"/></text:p>
      <text:p text:style-name="P2">3020 Trilorn <text:s text:c="13"/>C100858-C Na Va Ph Pi <text:s text:c="15"/>{ 1 } <text:s/>(B7B+1) [895C] BDe <text:s/>- <text:s/>- 510 11 ImDv K3 V M5 V <text:s text:c="5"/></text:p>
      <text:p text:style-name="P2">3111 Kalanuu <text:s text:c="13"/>D754544-7 Ag Ni <text:s text:c="21"/>{ -2 } (742-4) [3335] BC <text:s text:c="2"/>- <text:s/>- 624 9 <text:s/>ImDv M1 V <text:s text:c="10"/></text:p>
      <text:p text:style-name="P2">3115 Dusuureg <text:s text:c="12"/>C404466-B Ic Ni Va O:3215 <text:s text:c="11"/>{ 0 } <text:s/>(A33-1) [344A] B <text:s text:c="3"/>S <text:s/>- 622 10 ImDv F9 V K6 V <text:s text:c="5"/></text:p>
      <text:p text:style-name="P2">3116 Kirlasesh <text:s text:c="11"/>C546684-8 Ag Ni <text:s text:c="21"/>{ -1 } (D53-3) [4536] BC <text:s text:c="2"/>- <text:s/>- 923 8 <text:s/>ImDv G5 V <text:s text:c="10"/></text:p>
      <text:p text:style-name="P2">3117 Altman <text:s text:c="14"/>A561674-B Ni Ri <text:s text:c="21"/>{ 2 } <text:s/>(956+1) [4839] BC <text:s text:c="2"/>N <text:s/>- 710 4 <text:s/>ImDv K6 V <text:s text:c="10"/></text:p>
      <text:p text:style-name="P2">3119 Aarkhiin <text:s text:c="12"/>D57769C-5 Ag Ni Da <text:s text:c="18"/>{ -2 } (852+1) [9488] BC <text:s text:c="2"/>S <text:s/>A 125 13 ImDv M1 V <text:s text:c="10"/></text:p>
      <text:p text:style-name="P2">3211 Urkimgar <text:s text:c="12"/>C577400-A Ni Pa <text:s text:c="21"/>{ 0 } <text:s/>(733-4) [1415] Bc <text:s text:c="2"/>- <text:s/>- 410 11 ImDv M1 V <text:s text:c="10"/></text:p>
      <text:p text:style-name="P2">3212 Amnukun <text:s text:c="13"/>B41097B-E Hi In Na <text:s text:c="18"/>{ 4 } <text:s/>(D8G+5) [BD7G] BEf <text:s/>- <text:s/>- 111 12 ImDv M1 V <text:s text:c="10"/></text:p>
      <text:p text:style-name="P2">3213 Ami <text:s text:c="17"/>E567500-8 Ag Ni Pr <text:s text:c="18"/>{ -2 } (942-5) [1313] BcC <text:s/>- <text:s/>- 202 15 ImDv M1 V M3 V <text:s text:c="5"/></text:p>
      <text:p text:style-name="P2">3214 Khunimmam <text:s text:c="11"/>E9B7200-8 Fl Lo <text:s text:c="21"/>{ -3 } (611-5) [1113] B <text:s text:c="3"/>- <text:s/>- 402 13 ImDv M2 V <text:s text:c="10"/></text:p>
      <text:p text:style-name="P2">3215 Shaia <text:s text:c="15"/>B64A998-E Hi In Wa <text:s text:c="18"/>{ 4 } <text:s/>(C8G+4) [9D5E] BEf <text:s/>- <text:s/>- 110 12 ImDv M1 V <text:s text:c="10"/></text:p>
      <text:p text:style-name="P2">3216 Kigirgam <text:s text:c="12"/>D561444-6 Ni <text:s text:c="24"/>{ -3 } (631-5) [2134] B <text:s text:c="3"/>- <text:s/>- 113 13 ImDv M1 V <text:s text:c="10"/></text:p>
      <text:p text:style-name="P2">3218 Gisharu <text:s text:c="13"/>D556513-6 Ag Ni <text:s text:c="21"/>{ -2 } (742-5) [2323] BC <text:s text:c="2"/>S <text:s/>- 310 8 <text:s/>ImDv M1 V M7 V <text:s text:c="5"/></text:p>
      <text:p text:style-name="P2">0221 Keshiil <text:s text:c="13"/>C530833-9 De Na Po Ph <text:s text:c="15"/>{ 0 } <text:s/>(C79-3) [5826] Be <text:s text:c="2"/>- <text:s/>- 220 9 <text:s/>ImDv M2 V <text:s text:c="10"/></text:p>
      <text:p text:style-name="P2">0422 Niirka <text:s text:c="14"/>A300757-F Na Va Pi <text:s text:c="18"/>{ 2 } <text:s/>(D6E+2) [795F] BD <text:s text:c="2"/>- <text:s/>- 922 15 ImDv M9 III D <text:s text:c="6"/></text:p>
      <text:p text:style-name="P2">0430 Khulekii <text:s text:c="12"/>E677899-6 Pa Ph Pi <text:s text:c="18"/>{ -2 } (A75-1) [9667] BcDe - <text:s/>- 222 11 ImDv G3 V <text:s text:c="10"/></text:p>
      <text:p text:style-name="P2">0530 Pirrom <text:s text:c="14"/>A884589-D Ag Ni Pr <text:s text:c="18"/>{ 2 } <text:s/>(946+3) [676E] BcC <text:s/>N <text:s/>- 511 14 ImDv G2 V <text:s text:c="10"/></text:p>
      <text:p text:style-name="P2">0622 Beshe <text:s text:c="15"/>E8B8888-8 Fl Ph <text:s text:c="21"/>{ -2 } (G76-2) [8658] Be <text:s text:c="2"/>- <text:s/>- 115 12 ImDv M2 V <text:s text:c="10"/></text:p>
      <text:p text:style-name="P2">0630 Giraran <text:s text:c="13"/>D555242-6 Lo <text:s text:c="24"/>{ -3 } (411-5) [1112] B <text:s text:c="3"/>- <text:s/>- 524 10 ImDv K3 V <text:s text:c="10"/></text:p>
      <text:p text:style-name="P2">0921 Ganiir <text:s text:c="14"/>C423320-B Lo Po <text:s text:c="21"/>{ 0 } <text:s/>(A21-4) [1316] B <text:s text:c="3"/>- <text:s/>- 105 16 ImDv M3 V M5 V <text:s text:c="5"/></text:p>
      <text:p text:style-name="P2">0923 Gazzum <text:s text:c="14"/>B549655-C Ni <text:s text:c="24"/>{ 1 } <text:s/>(A55-1) [473A] B <text:s text:c="3"/>N <text:s/>- 720 10 ImDv M2 V M2 V <text:s text:c="5"/></text:p>
      <text:p text:style-name="P2">0924 Shugandarsii <text:s text:c="8"/>E745322-7 Lo <text:s text:c="24"/>{ -3 } (521-5) [1113] B <text:s text:c="3"/>- <text:s/>- 401 8 <text:s/>ImDv M2 V <text:s text:c="10"/></text:p>
      <text:p text:style-name="P2">0927 Havland <text:s text:c="13"/>C7939CD-A Hi In Pz <text:s text:c="18"/>{ 3 } <text:s/>(C8D+5) [DC9E] BE <text:s text:c="2"/>- <text:s/>A 301 8 <text:s/>ImDv M2 V M0 V <text:s text:c="5"/></text:p>
      <text:p text:style-name="P2">0930 Gokodeyo <text:s text:c="12"/>E5818AA-4 Ri Ph Pz <text:s text:c="18"/>{ -1 } (A75+1) [A776] BCe <text:s/>- <text:s/>A 110 16 ImDv F3 V M0 V <text:s text:c="5"/></text:p>
      <text:p text:style-name="P2">1028 Apurshish <text:s text:c="11"/>C555A64-9 Hi O:0927 <text:s text:c="17"/>{ 1 } <text:s/>(H9B-1) [8B37] BE <text:s text:c="2"/>- <text:s/>- 623 17 ImDv G8 V <text:s text:c="10"/></text:p>
      <text:p text:style-name="P2">1128 Shakshim <text:s text:c="12"/>CAA558B-A Fl Ni <text:s text:c="21"/>{ 0 } <text:s/>(844+2) [757C] B <text:s text:c="3"/>S <text:s/>- 301 8 <text:s/>ImDv M1 V M4 V <text:s text:c="5"/></text:p>
      <text:p text:style-name="P2">1227 Sumabaal <text:s text:c="12"/>C432436-9 Ni Po <text:s text:c="21"/>{ -1 } (732-2) [3348] B <text:s text:c="3"/>S <text:s/>- 501 11 ImDv M0 V M3 V <text:s text:c="5"/></text:p>
      <text:p text:style-name="P2">1323 Robbuun <text:s text:c="13"/>A524520-E Ni <text:s text:c="24"/>{ 1 } <text:s/>(945-3) [1619] B <text:s text:c="3"/>S <text:s/>- 902 13 ImDv K0 V K7 V <text:s text:c="5"/></text:p>
      <text:p text:style-name="P2">1523 Ilma <text:s text:c="16"/>D510744-7 Na Pi Di (Qiceteu) <text:s text:c="8"/>{ -2 } (966-4) [5535] BD <text:s text:c="2"/>S <text:s/>- 601 9 <text:s/>ImDv M0 V <text:s text:c="10"/></text:p>
      <text:p text:style-name="P2">1530 Bakog <text:s text:c="15"/>A8D9351-F Lo <text:s text:c="24"/>{ 1 } <text:s/>(A21-3) [141B] B <text:s text:c="3"/>S <text:s/>- 832 12 ImDv G8 V <text:s text:c="10"/></text:p>
      <text:p text:style-name="P2">1623 Etsur <text:s text:c="15"/>D410552-A Ni <text:s text:c="24"/>{ -1 } (943-5) [1416] B <text:s text:c="3"/>S <text:s/>- 720 7 <text:s/>ImDv M4 III K3 V <text:s text:c="3"/></text:p>
      <text:p text:style-name="P2">1624 Zushar <text:s text:c="14"/>C631854-A Na Po Ph <text:s text:c="18"/>{ 1 } <text:s/>(C7A-1) [6938] Be <text:s text:c="2"/>- <text:s/>- 811 14 ImDv M2 V K9 V <text:s text:c="5"/></text:p>
      <text:p text:style-name="P2">1625 Bashimus <text:s text:c="12"/>A542568-D He Ni Po Mr <text:s text:c="15"/>{ 1 } <text:s/>(945+1) [565D] B <text:s text:c="3"/>N <text:s/>- 320 12 ImDv M4 V <text:s text:c="10"/></text:p>
      <text:p text:style-name="P2">1626 Lalazim <text:s text:c="13"/>E8C4454-9 Fl Ni <text:s text:c="21"/>{ -2 } (731-4) [2237] B <text:s text:c="3"/>- <text:s/>- 410 10 ImDv M1 V <text:s text:c="10"/></text:p>
      <text:p text:style-name="P2">1628 Akumid <text:s text:c="14"/>A867457-E Ni Ga Pa Cp <text:s text:c="15"/>{ 1 } <text:s/>(B34+1) [455E] Bc <text:s text:c="2"/>- <text:s/>- 923 14 ImDv K0 V <text:s text:c="10"/></text:p>
      <text:p text:style-name="P2">1630 Kanoka <text:s text:c="14"/>E7B25A7-8 Fl He Ni <text:s text:c="18"/>{ -3 } (A41-3) [5258] B <text:s text:c="3"/>- <text:s/>- 603 12 ImDv M2 V <text:s text:c="10"/></text:p>
      <text:p text:style-name="P2">1722 Asanik <text:s text:c="14"/>D554356-8 Lo <text:s text:c="24"/>{ -3 } (921-4) [2147] B <text:s text:c="3"/>- <text:s/>- 204 16 ImDv G6 V G4 V <text:s text:c="5"/></text:p>
      <text:p text:style-name="P2">1725 Kalimgar <text:s text:c="12"/>B799667-B Ni O:1825 <text:s text:c="17"/>{ 2 } <text:s/>(E56+2) [685B] B <text:s text:c="3"/>W <text:s/>- 824 13 ImDv K8 V <text:s text:c="10"/></text:p>
      <text:p text:style-name="P2">1726 Gunavarum <text:s text:c="11"/>E553551-8 Ni Po <text:s text:c="21"/>{ -3 } (B41-5) [1214] B <text:s text:c="3"/>- <text:s/>- 304 14 ImDv K0 V K1 V <text:s text:c="5"/></text:p>
      <text:p text:style-name="P2">1728 Ashok <text:s text:c="15"/>B698100-A Lo <text:s text:c="24"/>{ 1 } <text:s/>(511-3) [1215] B <text:s text:c="3"/>N <text:s/>- 920 16 ImDv G0 V <text:s text:c="10"/></text:p>
      <text:p text:style-name="P2">1729 Kargem <text:s text:c="14"/>E310654-9 Na Ni <text:s text:c="21"/>{ -2 } (A52-4) [4437] B <text:s text:c="3"/>- <text:s/>- 420 5 <text:s/>ImDv G8 V M1 V <text:s text:c="5"/></text:p>
      <text:p text:style-name="P2">1730 Lurkha <text:s text:c="14"/>B6748AA-A Pa Ph An Pi Pz <text:s text:c="12"/>{ 2 } <text:s/>(C7B+4) [AA7C] BcDe S <text:s/>A 120 9 <text:s/>ImDv F7 V <text:s text:c="10"/></text:p>
      <text:p text:style-name="P2">1821 Iikhok <text:s text:c="14"/>B43449A-D Ni <text:s text:c="24"/>{ 1 } <text:s/>(C34+3) [657F] B <text:s text:c="3"/>- <text:s/>- 724 16 ImDv M2 V <text:s text:c="10"/></text:p>
      <text:p text:style-name="P2">1822 Kasear <text:s text:c="14"/>A5479AE-E Hi In Cp Pz <text:s text:c="15"/>{ 4 } <text:s/>(D8G+5) [DD9J] BEF <text:s/>- <text:s/>A 220 11 ImDv G5 V M2 V <text:s text:c="5"/></text:p>
      <text:p text:style-name="P2">1825 Karfir <text:s text:c="14"/>A753A86-F Hi Po <text:s text:c="21"/>{ 3 } <text:s/>(H9F+2) [9D4E] BE <text:s text:c="2"/>- <text:s/>- 923 12 ImDv K4 V <text:s text:c="10"/></text:p>
      <text:p text:style-name="P2">1830 Sindal <text:s text:c="14"/>C9B8332-A Fl Lo <text:s text:c="21"/>{ 0 } <text:s/>(621-4) [1316] B <text:s text:c="3"/>- <text:s/>- 801 13 ImDv G6 V M3 V <text:s text:c="5"/></text:p>
      <text:p text:style-name="P2">1923 Sagida <text:s text:c="14"/>C423965-C Hi In Na Po Mr <text:s text:c="12"/>{ 3 } <text:s/>(D8E+1) [7C3A] BE <text:s text:c="2"/>S <text:s/>- 802 14 ImDv M0 V M0 V <text:s text:c="5"/></text:p>
      <text:p text:style-name="P2">1928 Nimmer <text:s text:c="14"/>B420100-D De He Lo Po <text:s text:c="15"/>{ 1 } <text:s/>(911-3) [1218] B <text:s text:c="3"/>N <text:s/>- 324 9 <text:s/>ImDv G4 V <text:s text:c="10"/></text:p>
      <text:p text:style-name="P2">1929 Sakhem <text:s text:c="14"/>B404474-D Ic Ni Va <text:s text:c="18"/>{ 1 } <text:s/>(734-1) [253B] B <text:s text:c="3"/>- <text:s/>- 710 7 <text:s/>ImDv M0 V <text:s text:c="10"/></text:p>
      <text:p text:style-name="Standard"><text:soft-page-break/></text:p>
      <text:p text:style-name="P1">Vland Sector Detail</text:p>
      <text:p text:style-name="Standard"/>
      <text:p text:style-name="P2">1930 Ziirkago <text:s text:c="12"/>A878654-C Ag Ni <text:s text:c="21"/>{ 3 } <text:s/>(C57+1) [493A] BC <text:s text:c="2"/>NS - 613 7 <text:s/>ImDv M0 V <text:s text:c="10"/></text:p>
      <text:p text:style-name="P2">2022 Emrim <text:s text:c="15"/>D100442-9 Ni Va <text:s text:c="21"/>{ -2 } (731-5) [1215] B <text:s text:c="3"/>S <text:s/>- 501 15 ImDv M0 V <text:s text:c="10"/></text:p>
      <text:p text:style-name="P2">2023 Zhattar <text:s text:c="13"/>B88A240-B Lo Wa <text:s text:c="21"/>{ 1 } <text:s/>(511-3) [1316] B <text:s text:c="3"/>- <text:s/>- 410 9 <text:s/>ImDv M3 V <text:s text:c="10"/></text:p>
      <text:p text:style-name="P2">2027 Gaarluzargu <text:s text:c="9"/>B775799-8 Ag Pi <text:s text:c="21"/>{ 1 } <text:s/>(B69+2) [8869] BCD <text:s/>S <text:s/>- 820 7 <text:s/>ImDv M0 V M1 V <text:s text:c="5"/></text:p>
      <text:p text:style-name="P2">2029 Gabik <text:s text:c="15"/>B512100-D Ic Lo <text:s text:c="21"/>{ 2 } <text:s/>(911-2) [1318] B <text:s text:c="3"/>NS - 833 11 ImDv F2 V <text:s text:c="10"/></text:p>
      <text:p text:style-name="P2">2030 Duusan <text:s text:c="14"/>B9CA65A-D Fl Ni <text:s text:c="21"/>{ 1 } <text:s/>(C55+3) [877F] B <text:s text:c="3"/>- <text:s/>- 922 13 ImDv M3 V <text:s text:c="10"/></text:p>
      <text:p text:style-name="P2">2122 Lekkon <text:s text:c="14"/>B540510-B De He Ni Po <text:s text:c="15"/>{ 1 } <text:s/>(945-3) [1616] B <text:s text:c="3"/>S <text:s/>- 902 12 ImDv K8 V M1 V <text:s text:c="5"/></text:p>
      <text:p text:style-name="P2">2123 Blikig <text:s text:c="14"/>C544634-8 Ag Ni <text:s text:c="21"/>{ -1 } (953-3) [4536] BC <text:s text:c="2"/>- <text:s/>- 801 15 ImDv K7 V M9 V <text:s text:c="5"/></text:p>
      <text:p text:style-name="P2">2124 Razzun <text:s text:c="14"/>A572768-B He Pi Mr <text:s text:c="18"/>{ 2 } <text:s/>(A6C+2) [795B] BD <text:s text:c="2"/>N <text:s/>- 910 7 <text:s/>ImDv M2 V M2 V <text:s text:c="5"/></text:p>
      <text:p text:style-name="P2">2125 Shib <text:s text:c="16"/>E799687-7 Ni <text:s text:c="24"/>{ -3 } (851-3) [6357] B <text:s text:c="3"/>- <text:s/>- 310 7 <text:s/>ImDv K2 V M2 V <text:s text:c="5"/></text:p>
      <text:p text:style-name="P2">2126 Dekhuun <text:s text:c="13"/>B578797-A Ag Pi <text:s text:c="21"/>{ 3 } <text:s/>(B6C+3) [7A5A] BCD <text:s/>N <text:s/>- 120 13 ImDv M3 V <text:s text:c="10"/></text:p>
      <text:p text:style-name="P2">2129 Gunnar <text:s text:c="14"/>D000788-9 As Na Va Pi <text:s text:c="15"/>{ -1 } (A68-1) [7659] BD <text:s text:c="2"/>S <text:s/>- 910 10 ImDv M2 V <text:s text:c="10"/></text:p>
      <text:p text:style-name="P2">2221 Karlum <text:s text:c="14"/>B57A500-E Ni Wa <text:s text:c="21"/>{ 1 } <text:s/>(945-3) [1619] B <text:s text:c="3"/>N <text:s/>- 920 10 ImDv K2 V K5 V <text:s text:c="5"/></text:p>
      <text:p text:style-name="P2">2222 Markassar <text:s text:c="11"/>E7788CA-5 Pa Ph Pi Pz <text:s text:c="15"/>{ -2 } (A75+1) [A677] BcDe - <text:s/>A 923 12 ImDv G2 V G4 V <text:s text:c="5"/></text:p>
      <text:p text:style-name="P2">2223 Gurzish <text:s text:c="13"/>D76A326-9 Lo Wa <text:s text:c="21"/>{ -2 } (621-3) [2148] B <text:s text:c="3"/>S <text:s/>- 401 12 ImDv M2 V M8 V <text:s text:c="5"/></text:p>
      <text:p text:style-name="P2">2225 Iamone <text:s text:c="14"/>C310A9A-E Hi In Na <text:s text:c="18"/>{ 3 } <text:s/>(J9F+5) [CD7G] BE <text:s text:c="2"/>S <text:s/>- 624 11 ImDv K4 V <text:s text:c="10"/></text:p>
      <text:p text:style-name="P2">2227 Zikurag <text:s text:c="13"/>A536585-E Ni <text:s text:c="24"/>{ 1 } <text:s/>(D45-1) [363C] B <text:s text:c="3"/>- <text:s/>- 524 15 ImDv F8 V <text:s text:c="10"/></text:p>
      <text:p text:style-name="P2">2229 Munakhiin <text:s text:c="11"/>D2027BB-8 Ic Na Va Pi Pz <text:s text:c="12"/>{ -2 } (A66+1) [957A] BD <text:s text:c="2"/>S <text:s/>A 910 7 <text:s/>ImDv K5 V <text:s text:c="10"/></text:p>
      <text:p text:style-name="P2">2321 Gikarlum <text:s text:c="12"/>C432476-A Ni Po <text:s text:c="21"/>{ 0 } <text:s/>(C33-1) [3449] B <text:s text:c="3"/>- <text:s/>- 133 9 <text:s/>ImDv M3 V <text:s text:c="10"/></text:p>
      <text:p text:style-name="P2">2322 Hefas <text:s text:c="15"/>C775961-8 Hi In Mr <text:s text:c="18"/>{ 1 } <text:s/>(H8A-3) [5A14] BE <text:s text:c="2"/>S <text:s/>- 615 9 <text:s/>ImDv M2 V <text:s text:c="10"/></text:p>
      <text:p text:style-name="P2">2323 Zruub <text:s text:c="15"/>E553531-7 Ni Po <text:s text:c="21"/>{ -3 } (741-5) [1213] B <text:s text:c="3"/>- <text:s/>- 603 15 ImDv M1 V <text:s text:c="10"/></text:p>
      <text:p text:style-name="P2">2324 Firdakh <text:s text:c="13"/>D432451-A Ni Po <text:s text:c="21"/>{ -1 } (832-5) [1316] B <text:s text:c="3"/>- <text:s/>- 120 14 ImDv K9 V <text:s text:c="10"/></text:p>
      <text:p text:style-name="P2">2325 Derkhuun <text:s text:c="12"/>E310224-9 Lo <text:s text:c="24"/>{ -2 } (911-4) [1137] B <text:s text:c="3"/>- <text:s/>- 205 12 ImDv F1 V K5 V <text:s text:c="5"/></text:p>
      <text:p text:style-name="P2">2328 Fharnas <text:s text:c="13"/>D8D8A97-B Hi <text:s text:c="24"/>{ 1 } <text:s/>(D9C+1) [AB5B] BE <text:s text:c="2"/>S <text:s/>- 901 9 <text:s/>ImDv M0 V <text:s text:c="10"/></text:p>
      <text:p text:style-name="P2">2329 Tobrun <text:s text:c="14"/>B400554-E Ni Va <text:s text:c="21"/>{ 1 } <text:s/>(845-1) [363C] B <text:s text:c="3"/>- <text:s/>- 410 15 ImDv F8 V M9 V <text:s text:c="5"/></text:p>
      <text:p text:style-name="P2">2330 Umzgaa <text:s text:c="14"/>C000311-C As Lo Va <text:s text:c="18"/>{ 0 } <text:s/>(621-4) [1318] B <text:s text:c="3"/>- <text:s/>- 710 15 ImDv M3 V <text:s text:c="10"/></text:p>
      <text:p text:style-name="P2">2425 Martle <text:s text:c="14"/>C54099B-A De He Hi In Po Pz <text:s text:c="9"/>{ 3 } <text:s/>(H8D+5) [BC7C] BE <text:s text:c="2"/>S <text:s/>A 424 10 ImDv M0 V <text:s text:c="10"/></text:p>
      <text:p text:style-name="P2">2426 Khanaddar <text:s text:c="11"/>A000302-F As Lo Va <text:s text:c="18"/>{ 1 } <text:s/>(821-3) [141B] B <text:s text:c="3"/>- <text:s/>- 112 12 ImDv K6 V M6 V <text:s text:c="5"/></text:p>
      <text:p text:style-name="P2">2429 Irgar <text:s text:c="15"/>E420478-8 De He Ni Po <text:s text:c="15"/>{ -3 } (931-3) [4158] B <text:s text:c="3"/>- <text:s/>- 912 12 ImDv M3 V <text:s text:c="10"/></text:p>
      <text:p text:style-name="P2">2524 Kakhashedir <text:s text:c="9"/>B560302-C De Lo <text:s text:c="21"/>{ 1 } <text:s/>(721-3) [1418] B <text:s text:c="3"/>- <text:s/>- 102 12 ImDv M2 V <text:s text:c="10"/></text:p>
      <text:p text:style-name="P2">2526 Daapuken <text:s text:c="12"/>E564200-8 Lo Da <text:s text:c="21"/>{ -3 } (511-5) [1113] B <text:s text:c="3"/>- <text:s/>A 310 12 ImDv G8 V M1 V <text:s text:c="5"/></text:p>
      <text:p text:style-name="P2">2527 Kaple <text:s text:c="15"/>E421656-9 He Na Ni Po <text:s text:c="15"/>{ -2 } (A52-3) [5448] B <text:s text:c="3"/>- <text:s/>- 811 11 ImDv K9 V <text:s text:c="10"/></text:p>
      <text:p text:style-name="P2">2528 Shuurnnish <text:s text:c="10"/>C202225-B Ic Lo Va <text:s text:c="18"/>{ 0 } <text:s/>(511-2) [1239] B <text:s text:c="3"/>S <text:s/>- 701 12 ImDv M1 V <text:s text:c="10"/></text:p>
      <text:p text:style-name="P2">2530 Thaggesh <text:s text:c="12"/>B6668A8-A Ga Ri Pa Ph (Thaggeshi) <text:s text:c="3"/>{ 3 } <text:s/>(B7C+3) [8B5A] BcCe - <text:s/>- 601 14 ImDv F6 V M7 V M6 V </text:p>
      <text:p text:style-name="P2">2621 Malvar <text:s text:c="14"/>C683797-8 Ri <text:s text:c="24"/>{ 0 } <text:s/>(F68+1) [7758] BC <text:s text:c="2"/>S <text:s/>- 724 12 ImDv F8 V M3 V <text:s text:c="5"/></text:p>
      <text:p text:style-name="P2">2624 Shera <text:s text:c="15"/>C6838AB-8 Ri Ph Pz <text:s text:c="18"/>{ 0 } <text:s/>(D78+2) [A87A] BCe <text:s/>S <text:s/>A 603 7 <text:s/>ImDv M1 V <text:s text:c="10"/></text:p>
      <text:p text:style-name="P2">2627 Taluza <text:s text:c="14"/>D594547-5 Ag Ni <text:s text:c="21"/>{ -2 } (742-2) [5355] BC <text:s text:c="2"/>S <text:s/>- 323 13 ImDv K6 V <text:s text:c="10"/></text:p>
      <text:p text:style-name="P2">2628 Floranus <text:s text:c="12"/>C8B3786-9 Fl <text:s text:c="24"/>{ 0 } <text:s/>(A69-1) [6748] B <text:s text:c="3"/>- <text:s/>- 201 16 ImDv M0 V M3 V <text:s text:c="5"/></text:p>
      <text:p text:style-name="P2">2629 Rikaan <text:s text:c="14"/>D8D8898-7 Ph <text:s text:c="24"/>{ -2 } (A76-2) [8657] Be <text:s text:c="2"/>S <text:s/>- 710 9 <text:s/>ImDv M2 V <text:s text:c="10"/></text:p>
      <text:p text:style-name="P2">2721 Nodden <text:s text:c="14"/>B774534-B Ag Ni <text:s text:c="21"/>{ 2 } <text:s/>(846+1) [3739] BC <text:s text:c="2"/>N <text:s/>- 301 12 ImDv G6 V M0 V <text:s text:c="5"/></text:p>
      <text:p text:style-name="P2">2723 Klidon <text:s text:c="14"/>D76388B-6 Ri Ph <text:s text:c="21"/>{ -1 } (A76+1) [A778] BCe <text:s/>S <text:s/>- 910 4 <text:s/>ImDv K7 V <text:s text:c="10"/></text:p>
      <text:p text:style-name="P2">2725 Duranus <text:s text:c="13"/>B00037C-C As Lo Va <text:s text:c="18"/>{ 1 } <text:s/>(B21+4) [648F] B <text:s text:c="3"/>N <text:s/>- 915 16 ImDv M1 V <text:s text:c="10"/></text:p>
      <text:p text:style-name="P2">2728 Depot <text:s text:c="15"/>A59466A-C Ag Ni Da Mr <text:s text:c="15"/>{ 3 } <text:s/>(B57+5) [897E] BC <text:s text:c="2"/>D <text:s/>A 121 13 ImDv K6 V <text:s text:c="10"/></text:p>
      <text:p text:style-name="P2">2823 Tektras <text:s text:c="13"/>C536534-9 Ni <text:s text:c="24"/>{ -1 } (843-3) [3437] B <text:s text:c="3"/>- <text:s/>- 901 9 <text:s/>ImDv M2 V M3 V <text:s text:c="5"/></text:p>
      <text:p text:style-name="P2">2824 Jana <text:s text:c="16"/>C300963-C Hi In Na Va O:3125 <text:s text:c="8"/>{ 3 } <text:s/>(G8E+1) [6C29] BE <text:s text:c="2"/>S <text:s/>- 723 18 ImDv G6 V <text:s text:c="10"/></text:p>
      <text:p text:style-name="P2">2825 Arron <text:s text:c="15"/>D424246-9 Lo An <text:s text:c="21"/>{ -2 } (611-3) [1148] B <text:s text:c="3"/>S <text:s/>- 920 9 <text:s/>ImDv F3 V <text:s text:c="10"/></text:p>
      <text:p text:style-name="P2">2826 Zafron <text:s text:c="14"/>E575426-7 Ni Pa <text:s text:c="21"/>{ -3 } (631-4) [3146] Bc <text:s text:c="2"/>- <text:s/>- 735 11 ImDv F4 V <text:s text:c="10"/></text:p>
      <text:p text:style-name="P2">2827 Hannipur <text:s text:c="12"/>E100979-B Hi In Na Va <text:s text:c="15"/>{ 2 } <text:s/>(C8D+3) [AB6C] BE <text:s text:c="2"/>- <text:s/>- 201 11 ImDv F4 IV M2 V <text:s text:c="4"/></text:p>
      <text:p text:style-name="P2">2829 Luukon <text:s text:c="14"/>A5779B6-C Hi In Cp <text:s text:c="18"/>{ 4 } <text:s/>(C8F+3) [8D4B] BEF <text:s/>N <text:s/>- 601 11 ImDv K3 V M1 V <text:s text:c="5"/></text:p>
      <text:p text:style-name="P2">2830 Lezaneraz <text:s text:c="11"/>E547455-8 Ni Pa <text:s text:c="21"/>{ -3 } (831-5) [2136] Bc <text:s text:c="2"/>- <text:s/>- 202 7 <text:s/>ImDv M2 V <text:s text:c="10"/></text:p>
      <text:p text:style-name="P2">2921 Iton <text:s text:c="16"/>CAA7565-9 Fl Ni O:3021 <text:s text:c="14"/>{ -1 } (843-3) [3437] B <text:s text:c="3"/>- <text:s/>- 901 10 ImDv M1 V <text:s text:c="10"/></text:p>
      <text:p text:style-name="P2">2923 Zircon <text:s text:c="14"/>C571116-8 He Lo <text:s text:c="21"/>{ -2 } (411-3) [1147] B <text:s text:c="3"/>S <text:s/>- 410 7 <text:s/>ImDv M0 V M6 V <text:s text:c="5"/></text:p>
      <text:p text:style-name="P2">2925 Kaanpush <text:s text:c="12"/>B430424-D De Ni Po <text:s text:c="18"/>{ 1 } <text:s/>(834-1) [253B] B <text:s text:c="3"/>N <text:s/>- 820 10 ImDv M2 V <text:s text:c="10"/></text:p>
      <text:p text:style-name="P2">2926 Sanderson <text:s text:c="11"/>A9C4688-D Fl Ni <text:s text:c="21"/>{ 1 } <text:s/>(A55+1) [675D] B <text:s text:c="3"/>S <text:s/>- 520 9 <text:s/>ImDv K9 V <text:s text:c="10"/></text:p>
      <text:p text:style-name="P2">3021 Talama <text:s text:c="14"/>B4106A8-A Na Ni <text:s text:c="21"/>{ 1 } <text:s/>(A55+1) [675A] B <text:s text:c="3"/>S <text:s/>- 302 7 <text:s/>ImDv M3 V M8 V <text:s text:c="5"/></text:p>
      <text:p text:style-name="P2">3022 Arklin <text:s text:c="14"/>B9CA313-E Fl Lo <text:s text:c="21"/>{ 1 } <text:s/>(C21-2) [142B] B <text:s text:c="3"/>- <text:s/>- 834 12 ImDv M3 III <text:s text:c="8"/></text:p>
      <text:p text:style-name="P2">3024 Bertrand <text:s text:c="12"/>E200666-7 Na Ni Va O:3125 <text:s text:c="11"/>{ -3 } (851-4) [5346] B <text:s text:c="3"/>- <text:s/>- 113 9 <text:s/>ImDv M1 V <text:s text:c="10"/></text:p>
      <text:p text:style-name="P2">3025 Shervan <text:s text:c="13"/>E545785-6 Ag Pi Pz <text:s text:c="18"/>{ -1 } (966-3) [5634] BCD <text:s/>- <text:s/>A 224 10 ImDv G2 V K6 V <text:s text:c="5"/></text:p>
      <text:p text:style-name="P2">3029 Kamolad <text:s text:c="13"/>C8D8355-B Lo <text:s text:c="24"/>{ 0 } <text:s/>(621-2) [1339] B <text:s text:c="3"/>- <text:s/>- 801 12 ImDv M1 V M4 V G4 V </text:p>
      <text:p text:style-name="P2">3122 Ekum <text:s text:c="16"/>E56068C-6 De Ni Ri Da <text:s text:c="15"/>{ -2 } (852+1) [9489] BC <text:s text:c="2"/>- <text:s/>A 624 9 <text:s/>ImDv G6 V M9 V <text:s text:c="5"/></text:p>
      <text:p text:style-name="P2">3124 Thaar <text:s text:c="15"/>D87A79A-7 Wa Pi <text:s text:c="21"/>{ -2 } (966+1) [9579] BD <text:s text:c="2"/>S <text:s/>- 802 7 <text:s/>ImDv M1 V M6 V <text:s text:c="5"/></text:p>
      <text:p text:style-name="P2">3125 Inandir <text:s text:c="13"/>C676AE9-C Hi In Pz <text:s text:c="18"/>{ 3 } <text:s/>(E9E+4) [BD6D] BE <text:s text:c="2"/>S <text:s/>A 411 11 ImDv K9 V M0 V <text:s text:c="5"/></text:p>
      <text:p text:style-name="P2">3126 Renbad <text:s text:c="14"/>C568554-8 Ag Ni Pr <text:s text:c="18"/>{ -1 } (843-3) [3436] BcC <text:s/>- <text:s/>- 410 13 ImDv K9 V <text:s text:c="10"/></text:p>
      <text:p text:style-name="P2">3128 Xantril <text:s text:c="13"/>B676659-B Ag Ni <text:s text:c="21"/>{ 2 } <text:s/>(A56+3) [786C] BC <text:s text:c="2"/>N <text:s/>- 520 9 <text:s/>ImDv M3 V <text:s text:c="10"/></text:p>
      <text:p text:style-name="P2">3129 Wimorel <text:s text:c="13"/>C765543-8 Ag Ni Ga An Pr Di (Kolzar) { -1 } (D43-4) [2425] BcC <text:s/>- <text:s/>- 224 13 ImDv F6 V <text:s text:c="10"/></text:p>
      <text:p text:style-name="Standard"><text:soft-page-break/></text:p>
      <text:p text:style-name="P1">Vland Sector Detail</text:p>
      <text:p text:style-name="Standard"/>
      <text:p text:style-name="P2">3130 Gamidan <text:s text:c="13"/>CA5A454-9 Ni Oc <text:s text:c="21"/>{ -1 } (932-3) [2337] B <text:s text:c="3"/>- <text:s/>- 512 15 ImDv M1 V G1 V <text:s text:c="5"/></text:p>
      <text:p text:style-name="P2">3221 Sadkha <text:s text:c="14"/>B836313-C Lo <text:s text:c="24"/>{ 2 } <text:s/>(821-1) [1529] B <text:s text:c="3"/>NS - 321 15 ImDv G6 V <text:s text:c="10"/></text:p>
      <text:p text:style-name="P2">3222 Nemsa <text:s text:c="15"/>E300353-A Lo Va <text:s text:c="21"/>{ -1 } (721-4) [1227] B <text:s text:c="3"/>- <text:s/>- 920 10 ImDv F5 V M1 V <text:s text:c="5"/></text:p>
      <text:p text:style-name="P2">3224 Anakod <text:s text:c="14"/>A796258-E Lo An <text:s text:c="21"/>{ 1 } <text:s/>(A11+1) [235E] B <text:s text:c="3"/>- <text:s/>- 124 13 ImDv F7 V <text:s text:c="10"/></text:p>
      <text:p text:style-name="P2">3226 Eshdigi <text:s text:c="13"/>E747325-7 Lo Da <text:s text:c="21"/>{ -3 } (521-5) [1135] B <text:s text:c="3"/>- <text:s/>A 323 17 ImDv K2 V K4 V <text:s text:c="5"/></text:p>
      <text:p text:style-name="P2">3228 Nirnalur <text:s text:c="12"/>B544474-B Ni Pa <text:s text:c="21"/>{ 1 } <text:s/>(B34-1) [2539] Bc <text:s text:c="2"/>S <text:s/>- 723 9 <text:s/>ImDv G3 V <text:s text:c="10"/></text:p>
      <text:p text:style-name="P2">3229 Diikaras <text:s text:c="12"/>AA9A651-F Ni Oc <text:s text:c="21"/>{ 1 } <text:s/>(A55-3) [271B] B <text:s text:c="3"/>- <text:s/>- 602 9 <text:s/>ImDv M2 V <text:s text:c="10"/></text:p>
      <text:p text:style-name="P2">0131 Skasputin <text:s text:c="11"/>C763340-9 Lo <text:s text:c="24"/>{ -1 } (B21-5) [1214] B <text:s text:c="3"/>- <text:s/>- 324 10 ImDv M2 V <text:s text:c="10"/></text:p>
      <text:p text:style-name="P2">0132 Kald <text:s text:c="16"/>C5509AB-A De Hi Po Pz <text:s text:c="15"/>{ 2 } <text:s/>(C8C+4) [BB7C] BE <text:s text:c="2"/>S <text:s/>A 701 8 <text:s/>ImDv M1 V M1 V <text:s text:c="5"/></text:p>
      <text:p text:style-name="P2">0134 Zanagud <text:s text:c="13"/>E66A686-7 Ni Ri Wa <text:s text:c="18"/>{ -2 } (852-3) [5446] BC <text:s text:c="2"/>- <text:s/>- 523 14 ImDv M2 V <text:s text:c="10"/></text:p>
      <text:p text:style-name="P2">0135 Sakin <text:s text:c="15"/>C430668-A De Na Ni Po O:0336 <text:s text:c="8"/>{ 0 } <text:s/>(D54+1) [665A] B <text:s text:c="3"/>S <text:s/>- 814 10 ImDv F9 V M4 V <text:s text:c="5"/></text:p>
      <text:p text:style-name="P2">0137 Shaaki <text:s text:c="14"/>B9B4750-C Fl <text:s text:c="24"/>{ 2 } <text:s/>(B6C-2) [2917] B <text:s text:c="3"/>N <text:s/>- 620 16 ImDv F1 V M1 V <text:s text:c="5"/></text:p>
      <text:p text:style-name="P2">0232 Tratami <text:s text:c="13"/>D9C7887-9 Fl Ph <text:s text:c="21"/>{ -1 } (F78-1) [8759] Be <text:s text:c="2"/>S <text:s/>- 323 8 <text:s/>ImDv F7 III M2 V <text:s text:c="3"/></text:p>
      <text:p text:style-name="P2">0234 Nurrungar <text:s text:c="11"/>A649100-F Lo <text:s text:c="24"/>{ 2 } <text:s/>(411-2) [131A] B <text:s text:c="3"/>NS - 810 11 ImDv M3 V M3 V <text:s text:c="5"/></text:p>
      <text:p text:style-name="P2">0236 Khishugii <text:s text:c="11"/>C420534-B De He Ni Po <text:s text:c="15"/>{ 0 } <text:s/>(844-2) [3539] B <text:s text:c="3"/>S <text:s/>- 510 16 ImDv M0 V <text:s text:c="10"/></text:p>
      <text:p text:style-name="P2">0237 Shashim <text:s text:c="13"/>B427698-C Ni <text:s text:c="24"/>{ 2 } <text:s/>(B56+2) [685C] B <text:s text:c="3"/>W <text:s/>- 203 12 ImDv G8 V <text:s text:c="10"/></text:p>
      <text:p text:style-name="P2">0333 Paspaa <text:s text:c="14"/>A554455-E Ni Pa <text:s text:c="21"/>{ 1 } <text:s/>(734-1) [253C] Bc <text:s text:c="2"/>N <text:s/>- 510 11 ImDv K3 V G0 V <text:s text:c="5"/></text:p>
      <text:p text:style-name="P2">0335 Nadud <text:s text:c="15"/>D97A350-9 Lo Wa <text:s text:c="21"/>{ -2 } (721-5) [1114] B <text:s text:c="3"/>- <text:s/>- 220 13 ImDv M1 V <text:s text:c="10"/></text:p>
      <text:p text:style-name="P2">0336 Parsi <text:s text:c="15"/>A989A9C-F Hi Cp Pz <text:s text:c="18"/>{ 3 } <text:s/>(J9F+5) [DD8J] BEF <text:s/>- <text:s/>A 224 12 ImDv K9 V <text:s text:c="10"/></text:p>
      <text:p text:style-name="P2">0338 Vanessa <text:s text:c="13"/>E568330-7 Lo <text:s text:c="24"/>{ -3 } (521-5) [1112] B <text:s text:c="3"/>- <text:s/>- 510 14 ImDv M0 V K8 V <text:s text:c="5"/></text:p>
      <text:p text:style-name="P2">0340 Jessheim <text:s text:c="12"/>AAC5233-E Fl Lo <text:s text:c="21"/>{ 2 } <text:s/>(B11-1) [142B] B <text:s text:c="3"/>NS - 425 11 ImDv M2 V <text:s text:c="10"/></text:p>
      <text:p text:style-name="P2">0431 Answerin <text:s text:c="12"/>B584A85-E Hi (Answerin) <text:s text:c="13"/>{ 3 } <text:s/>(E9F+1) [8D3C] BE <text:s text:c="2"/>N <text:s/>- 420 10 ImDv F7 V G0 V <text:s text:c="5"/></text:p>
      <text:p text:style-name="P2">0434 Geguru <text:s text:c="14"/>D000432-9 As Ni Va <text:s text:c="18"/>{ -2 } (D31-5) [1215] B <text:s text:c="3"/>S <text:s/>- 325 11 ImDv K1 V <text:s text:c="10"/></text:p>
      <text:p text:style-name="P2">0435 Ganidam <text:s text:c="13"/>D100455-B Ni Va <text:s text:c="21"/>{ -1 } (732-3) [2339] B <text:s text:c="3"/>- <text:s/>- 501 5 <text:s/>ImDv M2 V M5 V <text:s text:c="5"/></text:p>
      <text:p text:style-name="P2">0436 Meprim <text:s text:c="14"/>B300136-D Lo Va <text:s text:c="21"/>{ 1 } <text:s/>(411+1) [124C] B <text:s text:c="3"/>N <text:s/>- 910 10 ImDv M1 V <text:s text:c="10"/></text:p>
      <text:p text:style-name="P2">0437 Thatii <text:s text:c="14"/>DA7A437-9 Ni Oc Da <text:s text:c="18"/>{ -2 } (C31-2) [4259] B <text:s text:c="3"/>S <text:s/>A 224 11 ImDv K8 V <text:s text:c="10"/></text:p>
      <text:p text:style-name="P2">0531 Seglound <text:s text:c="12"/>D99A453-A Ni Wa <text:s text:c="21"/>{ -1 } (832-4) [1327] B <text:s text:c="3"/>S <text:s/>- 220 14 ImDv M1 V <text:s text:c="10"/></text:p>
      <text:p text:style-name="P2">0532 Kinswana <text:s text:c="12"/>C310659-B Na Ni <text:s text:c="21"/>{ 0 } <text:s/>(C54+1) [766C] B <text:s text:c="3"/>- <text:s/>- 304 9 <text:s/>ImDv K6 V <text:s text:c="10"/></text:p>
      <text:p text:style-name="P2">0533 Khi Tai <text:s text:c="13"/>E668732-6 Ag Ri <text:s text:c="21"/>{ 0 } <text:s/>(967-4) [3712] BC <text:s text:c="2"/>- <text:s/>- 401 9 <text:s/>ImDv M3 V M3 V <text:s text:c="5"/></text:p>
      <text:p text:style-name="P2">0534 Khakkakum <text:s text:c="11"/>C657768-8 Ag Ga O:0431 <text:s text:c="14"/>{ 0 } <text:s/>(C68+1) [7758] BC <text:s text:c="2"/>- <text:s/>- 221 12 ImDv M3 V <text:s text:c="10"/></text:p>
      <text:p text:style-name="P2">0536 Fauski <text:s text:c="14"/>A420751-E De He Na Po Pi <text:s text:c="12"/>{ 2 } <text:s/>(A6D-2) [391A] BD <text:s text:c="2"/>N <text:s/>- 401 5 <text:s/>ImDv K0 V M1 V <text:s text:c="5"/></text:p>
      <text:p text:style-name="P2">0631 Enbart <text:s text:c="14"/>B201689-C Ic Na Ni Va <text:s text:c="15"/>{ 1 } <text:s/>(A55+2) [776D] B <text:s text:c="3"/>- <text:s/>- 920 8 <text:s/>ImDv M1 V <text:s text:c="10"/></text:p>
      <text:p text:style-name="P2">0633 Kamar Kurker <text:s text:c="8"/>E554524-7 Ag Ni <text:s text:c="21"/>{ -2 } (742-4) [3335] BC <text:s text:c="2"/>- <text:s/>- 410 6 <text:s/>ImDv K1 V <text:s text:c="10"/></text:p>
      <text:p text:style-name="P2">0635 Savvud <text:s text:c="14"/>C545499-9 Ni Pa <text:s text:c="21"/>{ -1 } (732+1) [536A] Bc <text:s text:c="2"/>S <text:s/>- 601 14 ImDv M1 V <text:s text:c="10"/></text:p>
      <text:p text:style-name="P2">0637 Bood <text:s text:c="16"/>A540520-C De He Ni Po <text:s text:c="15"/>{ 1 } <text:s/>(845-3) [1617] B <text:s text:c="3"/>- <text:s/>- 410 14 ImDv M0 V <text:s text:c="10"/></text:p>
      <text:p text:style-name="P2">0639 Liigima <text:s text:c="13"/>B7C2303-D Fl He Lo <text:s text:c="18"/>{ 1 } <text:s/>(821-2) [142A] B <text:s text:c="3"/>N <text:s/>- 403 11 ImDv K9 V K2 V <text:s text:c="5"/></text:p>
      <text:p text:style-name="P2">0640 Aquacade <text:s text:c="12"/>A67A224-F Lo Wa <text:s text:c="21"/>{ 1 } <text:s/>(611-1) [133D] B <text:s text:c="3"/>N <text:s/>- 120 8 <text:s/>ImDv M2 V <text:s text:c="10"/></text:p>
      <text:p text:style-name="P2">0732 Pirumush <text:s text:c="12"/>E524410-8 Ni <text:s text:c="24"/>{ -3 } (A31-5) [1113] B <text:s text:c="3"/>- <text:s/>- 622 13 ImDv G4 V M2 V <text:s text:c="5"/></text:p>
      <text:p text:style-name="P2">0734 Kishbar <text:s text:c="13"/>B301310-D Ic Lo Va <text:s text:c="18"/>{ 1 } <text:s/>(721-3) [1418] B <text:s text:c="3"/>- <text:s/>- 720 10 ImDv M2 V <text:s text:c="10"/></text:p>
      <text:p text:style-name="P2">0737 Kuzey Anadolu <text:s text:c="7"/>C50069D-9 Na Ni Va Da <text:s text:c="15"/>{ -1 } (B53+3) [A59D] B <text:s text:c="3"/>S <text:s/>A 403 9 <text:s/>ImDv K5 V K3 V <text:s text:c="5"/></text:p>
      <text:p text:style-name="P2">0738 Daglari <text:s text:c="13"/>C310688-A Na Ni <text:s text:c="21"/>{ 0 } <text:s/>(B54+1) [665A] B <text:s text:c="3"/>- <text:s/>- 121 14 ImDv M3 V <text:s text:c="10"/></text:p>
      <text:p text:style-name="P2">0739 Trabbon <text:s text:c="13"/>D554733-5 Ag <text:s text:c="24"/>{ -1 } (966-4) [4622] BC <text:s text:c="2"/>- <text:s/>- 620 6 <text:s/>ImDv K7 V <text:s text:c="10"/></text:p>
      <text:p text:style-name="P2">0740 Kirov <text:s text:c="15"/>B683A9B-D Hi Pz <text:s text:c="21"/>{ 3 } <text:s/>(D9F+5) [CD7F] BE <text:s text:c="2"/>- <text:s/>A 810 10 ImDv K5 V K4 V <text:s text:c="5"/></text:p>
      <text:p text:style-name="P2">0831 Igsudi <text:s text:c="14"/>B572320-B He Lo <text:s text:c="21"/>{ 1 } <text:s/>(721-3) [1416] B <text:s text:c="3"/>N <text:s/>- 320 10 ImDv G4 V K6 V <text:s text:c="5"/></text:p>
      <text:p text:style-name="P2">0832 Kirlikin <text:s text:c="12"/>C5407BD-8 De He Po Pi Pz <text:s text:c="12"/>{ -1 } (B67+3) [B69C] BD <text:s text:c="2"/>S <text:s/>A 902 12 ImDv M2 V <text:s text:c="10"/></text:p>
      <text:p text:style-name="P2">0833 Karbarlah <text:s text:c="11"/>D5878A8-6 Ri Pa Ph <text:s text:c="18"/>{ -1 } (A76-1) [8756] BcCe - <text:s/>- 210 12 ImDv M1 V <text:s text:c="10"/></text:p>
      <text:p text:style-name="P2">0834 Khisber <text:s text:c="13"/>B87A501-D Ni Wa Da <text:s text:c="18"/>{ 2 } <text:s/>(C46-2) [1719] B <text:s text:c="3"/>NS A 523 10 ImDv F6 V <text:s text:c="10"/></text:p>
      <text:p text:style-name="P2">0835 Zhirka <text:s text:c="14"/>E000110-A As Lo Va <text:s text:c="18"/>{ -1 } (411-5) [1115] B <text:s text:c="3"/>- <text:s/>- 610 12 ImDv M2 V M9 V <text:s text:c="5"/></text:p>
      <text:p text:style-name="P2">0839 Kiimiim <text:s text:c="13"/>B672352-C He Lo <text:s text:c="21"/>{ 1 } <text:s/>(821-3) [1418] B <text:s text:c="3"/>- <text:s/>- 803 7 <text:s/>ImDv G2 V <text:s text:c="10"/></text:p>
      <text:p text:style-name="P2">0933 Arluk <text:s text:c="15"/>C41198B-C Hi Ic In Na <text:s text:c="15"/>{ 3 } <text:s/>(F8E+5) [BC7E] BE <text:s text:c="2"/>- <text:s/>- 613 11 ImDv M2 V <text:s text:c="10"/></text:p>
      <text:p text:style-name="P2">0934 Imdakhun <text:s text:c="12"/>A20348D-F Ic Ni Va Da <text:s text:c="15"/>{ 1 } <text:s/>(734+5) [859K] B <text:s text:c="3"/>- <text:s/>A 401 12 ImDv G5 V M1 V <text:s text:c="5"/></text:p>
      <text:p text:style-name="P2">0938 Rhyolite <text:s text:c="12"/>C560342-9 De Lo <text:s text:c="21"/>{ -1 } (B21-5) [1215] B <text:s text:c="3"/>- <text:s/>- 224 9 <text:s/>ImDv K7 V M0 V <text:s text:c="5"/></text:p>
      <text:p text:style-name="P2">0939 Gashumu <text:s text:c="13"/>D76A65A-9 Ni Ri Wa <text:s text:c="18"/>{ -1 } (A53+1) [857B] BC <text:s text:c="2"/>- <text:s/>- 102 5 <text:s/>ImDv G8 V <text:s text:c="10"/></text:p>
      <text:p text:style-name="P2">1032 Umaanshar <text:s text:c="11"/>D432566-9 Ni Po O:0933 <text:s text:c="14"/>{ -2 } (C42-3) [4348] B <text:s text:c="3"/>S <text:s/>- 823 10 ImDv K6 V K2 V <text:s text:c="5"/></text:p>
      <text:p text:style-name="P2">1033 Komirex <text:s text:c="13"/>C200263-9 Lo Va O:0933 <text:s text:c="14"/>{ -1 } (611-4) [1126] B <text:s text:c="3"/>S <text:s/>- 820 7 <text:s/>ImDv G7 V F8 V <text:s text:c="5"/></text:p>
      <text:p text:style-name="P2">1038 Isle <text:s text:c="16"/>E68AA87-B Hi Wa <text:s text:c="21"/>{ 1 } <text:s/>(D9C+1) [AB5B] BE <text:s text:c="2"/>- <text:s/>- 901 9 <text:s/>ImDv K0 V M3 V <text:s text:c="5"/></text:p>
      <text:p text:style-name="P2">1131 Neegak <text:s text:c="14"/>B537662-B Ni O:1332 <text:s text:c="17"/>{ 1 } <text:s/>(C55-3) [2717] B <text:s text:c="3"/>- <text:s/>- 422 9 <text:s/>ImDv F8 V <text:s text:c="10"/></text:p>
      <text:p text:style-name="P2">1134 Jupset <text:s text:c="14"/>B8C3466-B Fl Ni O:1334 <text:s text:c="14"/>{ 1 } <text:s/>(B34+1) [354A] B <text:s text:c="3"/>- <text:s/>- 923 8 <text:s/>ImDv M1 V <text:s text:c="10"/></text:p>
      <text:p text:style-name="P2">1135 Abalakova <text:s text:c="11"/>C5658CD-8 Ri Pa Ph Pz <text:s text:c="15"/>{ 0 } <text:s/>(E78+4) [C89C] BcCe S <text:s/>A 822 10 ImDv F5 V M3 V <text:s text:c="5"/></text:p>
      <text:p text:style-name="P2">1136 Daangiilu <text:s text:c="11"/>A565544-D Ag Ni Pr <text:s text:c="18"/>{ 2 } <text:s/>(A46+1) [373B] BcC <text:s/>- <text:s/>- 703 17 ImDv G2 V M4 V <text:s text:c="5"/></text:p>
      <text:p text:style-name="P2">1137 Usaamkirkhiir <text:s text:c="7"/>E56456A-7 Ag Ni Pr O:1437 <text:s text:c="11"/>{ -2 } (742+1) [7379] BcC <text:s/>- <text:s/>- 314 13 ImDv K1 V <text:s text:c="10"/></text:p>
      <text:p text:style-name="P2">1138 Chrysantheum <text:s text:c="8"/>C4307A8-9 De Na Po <text:s text:c="18"/>{ 0 } <text:s/>(A69+1) [7759] B <text:s text:c="3"/>S <text:s/>- 401 13 ImDv M1 V M0 V <text:s text:c="5"/></text:p>
      <text:p text:style-name="P2">1139 Uureg <text:s text:c="15"/>B553859-B Po Ph <text:s text:c="21"/>{ 2 } <text:s/>(D7C+3) [9A6C] Be <text:s text:c="2"/>- <text:s/>- 412 8 <text:s/>ImDv M2 V <text:s text:c="10"/></text:p>
      <text:p text:style-name="P2">1140 Hiroshi <text:s text:c="13"/>C675766-6 Ag Pi O:1139 <text:s text:c="14"/>{ 0 } <text:s/>(967-1) [6745] BCD <text:s/>- <text:s/>- 201 10 ImDv K5 V M3 V <text:s text:c="5"/></text:p>
      <text:p text:style-name="P2">1232 Lekziika <text:s text:c="12"/>C885566-9 Ag Ni Ga Pr O:1334 <text:s text:c="8"/>{ 0 } <text:s/>(944-1) [4548] BcC <text:s/>- <text:s/>- 620 10 ImDv K9 V <text:s text:c="10"/></text:p>
      <text:p text:style-name="Standard"><text:soft-page-break/></text:p>
      <text:p text:style-name="P1">Vland Sector Detail</text:p>
      <text:p text:style-name="Standard"/>
      <text:p text:style-name="P2">1235 Themistocles <text:s text:c="8"/>B433562-D Ni Po O:1334 <text:s text:c="14"/>{ 1 } <text:s/>(845-3) [1619] B <text:s text:c="3"/>S <text:s/>- 701 7 <text:s/>ImDv F6 V M1 V <text:s text:c="5"/></text:p>
      <text:p text:style-name="P2">1236 Fymur <text:s text:c="15"/>C55178B-8 Po <text:s text:c="24"/>{ -1 } (A67+1) [967A] B <text:s text:c="3"/>- <text:s/>- 610 15 ImDv M1 V <text:s text:c="10"/></text:p>
      <text:p text:style-name="P2">1237 Kanumshikaa <text:s text:c="9"/>C755501-9 Ag Ni Ga <text:s text:c="18"/>{ 0 } <text:s/>(944-4) [1515] BC <text:s text:c="2"/>- <text:s/>- 620 5 <text:s/>ImDv M0 V <text:s text:c="10"/></text:p>
      <text:p text:style-name="P2">1238 Iplukaddesh <text:s text:c="9"/>D000323-9 As Lo Va <text:s text:c="18"/>{ -2 } (721-5) [1126] B <text:s text:c="3"/>- <text:s/>- 411 12 ImDv K1 V <text:s text:c="10"/></text:p>
      <text:p text:style-name="P2">1240 Nelson <text:s text:c="14"/>E200200-A Lo Va <text:s text:c="21"/>{ -1 } (611-5) [1115] B <text:s text:c="3"/>- <text:s/>- 120 6 <text:s/>ImDv M0 V <text:s text:c="10"/></text:p>
      <text:p text:style-name="P2">1332 Nii Khu <text:s text:c="13"/>A55497B-C Hi <text:s text:c="24"/>{ 3 } <text:s/>(C8E+5) [BC7E] BE <text:s text:c="2"/>N <text:s/>- 501 13 ImDv K0 V M3 V <text:s text:c="5"/></text:p>
      <text:p text:style-name="P2">1334 Lukham <text:s text:c="14"/>A564ABE-F Hi Cp Pz <text:s text:c="18"/>{ 3 } <text:s/>(E9F+5) [ED9K] BEF <text:s/>- <text:s/>A 602 9 <text:s/>ImDv K1 V K6 V <text:s text:c="5"/></text:p>
      <text:p text:style-name="P2">1336 Pygmy <text:s text:c="15"/>E540423-7 De He Ni Po <text:s text:c="15"/>{ -3 } (631-5) [1124] B <text:s text:c="3"/>- <text:s/>- 111 9 <text:s/>ImDv F8 V K3 V <text:s text:c="5"/></text:p>
      <text:p text:style-name="P2">1337 Borealis <text:s text:c="12"/>C5116BD-9 Ic Na Ni Da <text:s text:c="15"/>{ -1 } (C53+3) [A59D] B <text:s text:c="3"/>- <text:s/>A 504 11 ImDv F5 V M5 V <text:s text:c="5"/></text:p>
      <text:p text:style-name="P2">1339 Darm <text:s text:c="16"/>A100362-F Lo Va O:1437 <text:s text:c="14"/>{ 1 } <text:s/>(B21-3) [141B] B <text:s text:c="3"/>- <text:s/>- 924 16 ImDv M1 V <text:s text:c="10"/></text:p>
      <text:p text:style-name="P2">1340 Anishda <text:s text:c="13"/>E614310-8 Ic Lo <text:s text:c="21"/>{ -3 } (721-5) [1113] B <text:s text:c="3"/>- <text:s/>- 902 8 <text:s/>ImDv M0 V <text:s text:c="10"/></text:p>
      <text:p text:style-name="P2">1431 Daalurge <text:s text:c="12"/>C558532-9 Ag Ni <text:s text:c="21"/>{ 0 } <text:s/>(844-4) [1515] BC <text:s text:c="2"/>- <text:s/>- 410 11 ImDv M2 V M1 V <text:s text:c="5"/></text:p>
      <text:p text:style-name="P2">1432 Agagir <text:s text:c="14"/>C430588-B De Ni Po <text:s text:c="18"/>{ 0 } <text:s/>(844+1) [555B] B <text:s text:c="3"/>S <text:s/>- 110 15 ImDv M4 V <text:s text:c="10"/></text:p>
      <text:p text:style-name="P2">1435 Dakeshir <text:s text:c="12"/>C401400-C Ic Ni Va <text:s text:c="18"/>{ 0 } <text:s/>(833-4) [1417] B <text:s text:c="3"/>- <text:s/>- 102 14 ImDv M1 V <text:s text:c="10"/></text:p>
      <text:p text:style-name="P2">1437 Igikuuni <text:s text:c="12"/>A797799-C Ag Pi <text:s text:c="21"/>{ 3 } <text:s/>(D6D+4) [8A6D] BCD <text:s/>N <text:s/>- 522 14 ImDv G0 V <text:s text:c="10"/></text:p>
      <text:p text:style-name="P2">1438 Zaal <text:s text:c="16"/>A896511-D Ag Ni <text:s text:c="21"/>{ 2 } <text:s/>(846-2) [1719] BC <text:s text:c="2"/>- <text:s/>- 301 12 ImDv K4 V M5 V <text:s text:c="5"/></text:p>
      <text:p text:style-name="P2">1531 Kolrado <text:s text:c="13"/>C422462-A He Ni Po O:1730 <text:s text:c="11"/>{ 0 } <text:s/>(733-4) [1416] B <text:s text:c="3"/>S <text:s/>- 910 9 <text:s/>ImDv M0 V <text:s text:c="10"/></text:p>
      <text:p text:style-name="P2">1533 Samotk <text:s text:c="14"/>A100410-F Ni Va <text:s text:c="21"/>{ 1 } <text:s/>(734-3) [151A] B <text:s text:c="3"/>- <text:s/>- 901 8 <text:s/>ImDv M1 V M8 V <text:s text:c="5"/></text:p>
      <text:p text:style-name="P2">1534 Senkon <text:s text:c="14"/>D510100-9 Lo <text:s text:c="24"/>{ -2 } (811-5) [1114] B <text:s text:c="3"/>- <text:s/>- 623 9 <text:s/>ImDv G6 V M3 V <text:s text:c="5"/></text:p>
      <text:p text:style-name="P2">1535 Malapaan <text:s text:c="12"/>C426841-A Ph Pi <text:s text:c="21"/>{ 1 } <text:s/>(C7A-3) [4916] BDe <text:s/>- <text:s/>- 620 9 <text:s/>ImDv K0 V <text:s text:c="10"/></text:p>
      <text:p text:style-name="P2">1536 Pamiimkhi <text:s text:c="11"/>C000400-D As Ni Va <text:s text:c="18"/>{ 0 } <text:s/>(833-4) [1418] B <text:s text:c="3"/>S <text:s/>- 320 14 ImDv M0 V <text:s text:c="10"/></text:p>
      <text:p text:style-name="P2">1539 Zarurza <text:s text:c="13"/>B95A500-B Ni Wa <text:s text:c="21"/>{ 1 } <text:s/>(A45-3) [1616] B <text:s text:c="3"/>- <text:s/>- 812 9 <text:s/>ImDv M1 V F6 V G6 V </text:p>
      <text:p text:style-name="P2">1540 Limed <text:s text:c="15"/>B430689-B De Na Ni Po <text:s text:c="15"/>{ 1 } <text:s/>(C55+2) [776C] B <text:s text:c="3"/>- <text:s/>- 413 11 ImDv M2 V <text:s text:c="10"/></text:p>
      <text:p text:style-name="P2">1632 Imdur <text:s text:c="15"/>E540100-8 De He Lo Po <text:s text:c="15"/>{ -3 } (411-5) [1113] B <text:s text:c="3"/>- <text:s/>- 810 8 <text:s/>ImDv M1 V <text:s text:c="10"/></text:p>
      <text:p text:style-name="P2">1633 Darkishar <text:s text:c="11"/>B42058B-D De He Ni Po <text:s text:c="15"/>{ 1 } <text:s/>(845+3) [767F] B <text:s text:c="3"/>S <text:s/>- 910 12 ImDv K0 V M3 V <text:s text:c="5"/></text:p>
      <text:p text:style-name="P2">1634 Isuugi <text:s text:c="14"/>E756546-5 Ag Ni Ga <text:s text:c="18"/>{ -2 } (742-3) [4344] BC <text:s text:c="2"/>- <text:s/>- 413 12 ImDv G6 V G0 V <text:s text:c="5"/></text:p>
      <text:p text:style-name="P2">1637 Preserve <text:s text:c="12"/>D551222-7 Lo Po <text:s text:c="21"/>{ -3 } (411-5) [1113] B <text:s text:c="3"/>- <text:s/>- 501 11 ImDv M1 V <text:s text:c="10"/></text:p>
      <text:p text:style-name="P2">1638 Twana <text:s text:c="15"/>C553533-9 Ni Po <text:s text:c="21"/>{ -1 } (943-4) [2426] B <text:s text:c="3"/>- <text:s/>- 120 6 <text:s/>ImDv G8 V M8 V M2 V </text:p>
      <text:p text:style-name="P2">1732 Nikham <text:s text:c="14"/>E89A425-9 Ni Wa <text:s text:c="21"/>{ -2 } (731-4) [2237] B <text:s text:c="3"/>- <text:s/>- 410 11 ImDv M3 V <text:s text:c="10"/></text:p>
      <text:p text:style-name="P2">1734 Miku <text:s text:c="16"/>A8C3575-E Fl Ni <text:s text:c="21"/>{ 1 } <text:s/>(B45-1) [363C] B <text:s text:c="3"/>- <text:s/>- 104 8 <text:s/>ImDv M1 V <text:s text:c="10"/></text:p>
      <text:p text:style-name="P2">1735 Zhinutar <text:s text:c="12"/>A31259C-F Ic Ni Da <text:s text:c="18"/>{ 1 } <text:s/>(B45+4) [868J] B <text:s text:c="3"/>- <text:s/>A 204 9 <text:s/>ImDv G6 V M0 V <text:s text:c="5"/></text:p>
      <text:p text:style-name="P2">1736 Ake <text:s text:c="17"/>C528433-A Ni <text:s text:c="24"/>{ 0 } <text:s/>(733-3) [1427] B <text:s text:c="3"/>S <text:s/>- 301 12 ImDv M1 V A9 V <text:s text:c="5"/></text:p>
      <text:p text:style-name="P2">1740 Glanidarn <text:s text:c="11"/>D4359CE-A Hi Pz <text:s text:c="21"/>{ 1 } <text:s/>(G8B+5) [DA9E] BE <text:s text:c="2"/>S <text:s/>A 623 11 ImDv M2 V <text:s text:c="10"/></text:p>
      <text:p text:style-name="P2">1831 Mekhe <text:s text:c="15"/>C546567-8 Ag Ni O:1730 <text:s text:c="14"/>{ -1 } (E43-1) [5458] BC <text:s text:c="2"/>- <text:s/>- 325 11 ImDv K3 V M1 V <text:s text:c="5"/></text:p>
      <text:p text:style-name="P2">1833 Shadi <text:s text:c="15"/>B597445-B Ni Pa <text:s text:c="21"/>{ 1 } <text:s/>(734-1) [2539] Bc <text:s text:c="2"/>N <text:s/>- 901 11 ImDv G6 V M3 V <text:s text:c="5"/></text:p>
      <text:p text:style-name="P2">1839 Kordanor <text:s text:c="12"/>D778796-6 Ag Pi <text:s text:c="21"/>{ -1 } (966-2) [6645] BCD <text:s/>- <text:s/>- 303 17 ImDv M3 V <text:s text:c="10"/></text:p>
      <text:p text:style-name="P2">1931 Shorlon <text:s text:c="13"/>D430546-9 De Ni Po <text:s text:c="18"/>{ -2 } (942-3) [4348] B <text:s text:c="3"/>- <text:s/>- 202 9 <text:s/>ImDv M1 V <text:s text:c="10"/></text:p>
      <text:p text:style-name="P2">1932 Sharan <text:s text:c="14"/>C765323-9 Lo Ga <text:s text:c="21"/>{ -1 } (B21-4) [1226] B <text:s text:c="3"/>S <text:s/>- 124 9 <text:s/>ImDv G8 V <text:s text:c="10"/></text:p>
      <text:p text:style-name="P2">1933 Kaskar <text:s text:c="14"/>C673664-7 Ni O:2035 <text:s text:c="17"/>{ -2 } (852-4) [4435] B <text:s text:c="3"/>- <text:s/>- 901 12 ImDv K6 V M0 V <text:s text:c="5"/></text:p>
      <text:p text:style-name="P2">1936 Ekhin <text:s text:c="15"/>E400673-7 Na Ni Va <text:s text:c="18"/>{ -3 } (851-5) [3324] B <text:s text:c="3"/>- <text:s/>- 701 8 <text:s/>ImDv M0 III M7 V <text:s text:c="3"/></text:p>
      <text:p text:style-name="P2">1937 Nulisud <text:s text:c="13"/>A8A368A-D Fl Ni Cp <text:s text:c="18"/>{ 1 } <text:s/>(B55+3) [877F] B <text:s text:c="3"/>N <text:s/>- 421 15 ImDv K3 V <text:s text:c="10"/></text:p>
      <text:p text:style-name="P2">2032 Vuldaan <text:s text:c="13"/>C522765-9 He Na Po Pi O:2035 <text:s text:c="8"/>{ 0 } <text:s/>(E69-2) [5737] BD <text:s text:c="2"/>- <text:s/>- 623 12 ImDv F8 V <text:s text:c="10"/></text:p>
      <text:p text:style-name="P2">2035 Hykluitt <text:s text:c="12"/>B5409BA-C De He Hi In Po Pz <text:s text:c="9"/>{ 4 } <text:s/>(F8F+5) [BD7E] BEf <text:s/>- <text:s/>A 804 9 <text:s/>ImDv M1 V <text:s text:c="10"/></text:p>
      <text:p text:style-name="P2">2036 Diinagar <text:s text:c="12"/>C560423-9 De Ni <text:s text:c="21"/>{ -1 } (732-4) [1326] B <text:s text:c="3"/>S <text:s/>- 610 15 ImDv K0 V M2 V <text:s text:c="5"/></text:p>
      <text:p text:style-name="P2">2039 Miizam <text:s text:c="14"/>B573577-B Ni <text:s text:c="24"/>{ 1 } <text:s/>(845+1) [565B] B <text:s text:c="3"/>- <text:s/>- 310 5 <text:s/>ImDv M2 V M0 V <text:s text:c="5"/></text:p>
      <text:p text:style-name="P2">2132 Imshiig <text:s text:c="13"/>B574545-A Ag Ni <text:s text:c="21"/>{ 3 } <text:s/>(947+1) [3838] BC <text:s text:c="2"/>NS - 620 12 ImDv M3 V <text:s text:c="10"/></text:p>
      <text:p text:style-name="P2">2133 Iddun <text:s text:c="15"/>D583201-8 Lo An <text:s text:c="21"/>{ -3 } (611-5) [1114] B <text:s text:c="3"/>- <text:s/>- 320 10 ImDv F7 V <text:s text:c="10"/></text:p>
      <text:p text:style-name="P2">2134 Zemal <text:s text:c="15"/>C699124-A Lo <text:s text:c="24"/>{ 0 } <text:s/>(411-2) [1138] B <text:s text:c="3"/>S <text:s/>- 410 8 <text:s/>ImDv M3 V M5 V <text:s text:c="5"/></text:p>
      <text:p text:style-name="P2">2137 Shaka <text:s text:c="15"/>E410200-A Lo <text:s text:c="24"/>{ -1 } (711-5) [1115] B <text:s text:c="3"/>- <text:s/>- 512 9 <text:s/>ImDv F0 V <text:s text:c="10"/></text:p>
      <text:p text:style-name="P2">2138 Istuary <text:s text:c="13"/>B582ABA-E Hi Pz <text:s text:c="21"/>{ 3 } <text:s/>(G9F+5) [CD7G] BE <text:s text:c="2"/>- <text:s/>A 122 14 ImDv M1 V <text:s text:c="10"/></text:p>
      <text:p text:style-name="P2">2139 Zolo <text:s text:c="16"/>C6286BB-9 Ni Da <text:s text:c="21"/>{ -1 } (953+1) [857B] B <text:s text:c="3"/>- <text:s/>A 701 12 ImDv M1 V <text:s text:c="10"/></text:p>
      <text:p text:style-name="P2">2232 Gikarlum <text:s text:c="12"/>B999542-A Ni <text:s text:c="24"/>{ 1 } <text:s/>(845-3) [1616] B <text:s text:c="3"/>S <text:s/>- 810 15 ImDv G2 V M3 V <text:s text:c="5"/></text:p>
      <text:p text:style-name="P2">2233 Segikin <text:s text:c="13"/>D768A77-7 Hi <text:s text:c="24"/>{ -1 } (C98-1) [A957] BE <text:s text:c="2"/>S <text:s/>- 501 11 ImDv M3 V <text:s text:c="10"/></text:p>
      <text:p text:style-name="P2">2235 Rishin <text:s text:c="14"/>E31057B-9 Ni <text:s text:c="24"/>{ -2 } (D42+1) [737B] B <text:s text:c="3"/>- <text:s/>- 824 14 ImDv G0 V <text:s text:c="10"/></text:p>
      <text:p text:style-name="P2">2236 Gaarid <text:s text:c="14"/>E543746-6 Po Pi <text:s text:c="21"/>{ -2 } (965-3) [6545] BD <text:s text:c="2"/>- <text:s/>- 213 10 ImDv K7 V M2 V <text:s text:c="5"/></text:p>
      <text:p text:style-name="P2">2238 Khugan <text:s text:c="14"/>B786420-B Ni Ga Pa <text:s text:c="18"/>{ 1 } <text:s/>(A34-3) [1516] Bc <text:s text:c="2"/>- <text:s/>- 504 13 ImDv M3 V <text:s text:c="10"/></text:p>
      <text:p text:style-name="P2">2240 Bakor <text:s text:c="15"/>B878869-8 Pa Ph Pi Mr <text:s text:c="15"/>{ 0 } <text:s/>(B78+1) [9869] BcDe N <text:s/>- 710 17 ImDv K0 V M3 V <text:s text:c="5"/></text:p>
      <text:p text:style-name="P2">2331 Aaluggidira <text:s text:c="9"/>C79A304-C Lo Wa <text:s text:c="21"/>{ 0 } <text:s/>(821-2) [133A] B <text:s text:c="3"/>- <text:s/>- 703 11 ImDv F3 V <text:s text:c="10"/></text:p>
      <text:p text:style-name="P2">2332 Zaakkusham <text:s text:c="10"/>D583520-7 Ni Pr <text:s text:c="21"/>{ -3 } (741-5) [1212] Bc <text:s text:c="2"/>- <text:s/>- 101 12 ImDv M1 V M8 V <text:s text:c="5"/></text:p>
      <text:p text:style-name="P2">2335 Miiliinlur <text:s text:c="10"/>B422665-C He Na Ni Po Mr <text:s text:c="12"/>{ 1 } <text:s/>(E55-1) [473A] B <text:s text:c="3"/>N <text:s/>- 724 13 ImDv G7 V M4 V <text:s text:c="5"/></text:p>
      <text:p text:style-name="P2">2336 Kunni <text:s text:c="15"/>A784511-D Ag Ni Pr <text:s text:c="18"/>{ 2 } <text:s/>(846-2) [1719] BcC <text:s/>N <text:s/>- 401 5 <text:s/>ImDv M2 V M0 V <text:s text:c="5"/></text:p>
      <text:p text:style-name="P2">2337 Idi <text:s text:c="17"/>A561436-D Ni <text:s text:c="24"/>{ 1 } <text:s/>(934+1) [354C] B <text:s text:c="3"/>N <text:s/>- 512 10 ImDv G8 V M6 V <text:s text:c="5"/></text:p>
      <text:p text:style-name="P2">2340 Orguk <text:s text:c="15"/>E545632-6 Ag Ni <text:s text:c="21"/>{ -2 } (852-5) [2412] BC <text:s text:c="2"/>- <text:s/>- 620 7 <text:s/>ImDv M3 V <text:s text:c="10"/></text:p>
      <text:p text:style-name="P2">2431 Dusekhip <text:s text:c="12"/>B633964-D Hi Na Po O:2432 <text:s text:c="11"/>{ 3 } <text:s/>(F8F+1) [7C3B] BE <text:s text:c="2"/>S <text:s/>- 822 10 ImDv K7 V <text:s text:c="10"/></text:p>
      <text:p text:style-name="P2">2432 Korm <text:s text:c="16"/>B987867-A Ri Pa Ph Mr <text:s text:c="15"/>{ 3 } <text:s/>(D7C+3) [8B5A] BcCe N <text:s/>- 503 13 ImDv M0 V <text:s text:c="10"/></text:p>
      <text:p text:style-name="Standard"><text:soft-page-break/></text:p>
      <text:p text:style-name="P1">Vland Sector Detail</text:p>
      <text:p text:style-name="Standard"/>
      <text:p text:style-name="P2">2433 Ashuugakher <text:s text:c="9"/>C310899-8 Na Ph Pi <text:s text:c="18"/>{ -1 } (C77+1) [9769] BDe <text:s/>- <text:s/>- 620 8 <text:s/>ImDv G6 V <text:s text:c="10"/></text:p>
      <text:p text:style-name="P2">2435 Li <text:s text:c="18"/>E423856-7 Na Po Ph Pi <text:s text:c="15"/>{ -2 } (A76-3) [7646] BDe <text:s/>- <text:s/>- 120 9 <text:s/>ImDv M1 V <text:s text:c="10"/></text:p>
      <text:p text:style-name="P2">2438 Shakir <text:s text:c="14"/>A626201-F Lo <text:s text:c="24"/>{ 1 } <text:s/>(911-3) [131B] B <text:s text:c="3"/>- <text:s/>- 723 12 ImDv K6 V <text:s text:c="10"/></text:p>
      <text:p text:style-name="P2">2440 Shuurdiikha <text:s text:c="9"/>C652569-9 Ni Po O:2540 <text:s text:c="14"/>{ -1 } (843+1) [646A] B <text:s text:c="3"/>S <text:s/>- 810 11 ImDv F8 V M5 V <text:s text:c="5"/></text:p>
      <text:p text:style-name="P2">2531 Kiddinu <text:s text:c="13"/>B555553-C Ag Ni <text:s text:c="21"/>{ 2 } <text:s/>(E46-1) [2729] BC <text:s text:c="2"/>- <text:s/>- 434 11 ImDv M0 V <text:s text:c="10"/></text:p>
      <text:p text:style-name="P2">2533 Aki <text:s text:c="17"/>D697AFF-A Hi In Pz <text:s text:c="18"/>{ 2 } <text:s/>(D9C+5) [FCAF] BE <text:s text:c="2"/>- <text:s/>A 110 13 ImDv F5 V M0 V <text:s text:c="5"/></text:p>
      <text:p text:style-name="P2">2534 Zerapii <text:s text:c="13"/>C411774-A Ic Na Pi <text:s text:c="18"/>{ 1 } <text:s/>(D6A-1) [5838] BD <text:s text:c="2"/>S <text:s/>- 822 12 ImDv M1 V <text:s text:c="10"/></text:p>
      <text:p text:style-name="P2">2536 Linissa <text:s text:c="13"/>E200777-8 Na Va Pi <text:s text:c="18"/>{ -2 } (A66-2) [7558] BD <text:s text:c="2"/>- <text:s/>- 710 12 ImDv G9 V <text:s text:c="10"/></text:p>
      <text:p text:style-name="P2">2539 Nunaat <text:s text:c="14"/>B624248-C Lo <text:s text:c="24"/>{ 1 } <text:s/>(A11+1) [235C] B <text:s text:c="3"/>N <text:s/>- 924 9 <text:s/>ImDv M0 V <text:s text:c="10"/></text:p>
      <text:p text:style-name="P2">2540 Kalaalit <text:s text:c="12"/>A7698B9-D Ri Ph Pz <text:s text:c="18"/>{ 3 } <text:s/>(B7E+4) [9B6E] BCe <text:s/>N <text:s/>A 510 6 <text:s/>ImDv M3 V <text:s text:c="10"/></text:p>
      <text:p text:style-name="P2">2631 Kane <text:s text:c="16"/>E789ABE-A Hi Pz <text:s text:c="21"/>{ 1 } <text:s/>(H9B+5) [EB9E] BE <text:s text:c="2"/>- <text:s/>A 723 10 ImDv K9 V <text:s text:c="10"/></text:p>
      <text:p text:style-name="P2">2634 Wakarsat <text:s text:c="12"/>B68A789-B Ri Wa <text:s text:c="21"/>{ 3 } <text:s/>(E6D+4) [8A6C] BC <text:s text:c="2"/>N <text:s/>- 814 13 ImDv M0 V <text:s text:c="10"/></text:p>
      <text:p text:style-name="P2">2636 Kakadan <text:s text:c="13"/>A9C7400-F Fl Ni <text:s text:c="21"/>{ 1 } <text:s/>(734-3) [151A] B <text:s text:c="3"/>N <text:s/>- 601 8 <text:s/>ImDv M2 V <text:s text:c="10"/></text:p>
      <text:p text:style-name="P2">2637 Akon <text:s text:c="16"/>A56358A-D Ni Pr <text:s text:c="21"/>{ 1 } <text:s/>(A45+3) [767F] Bc <text:s text:c="2"/>N <text:s/>- 703 10 ImDv K4 V M1 V <text:s text:c="5"/></text:p>
      <text:p text:style-name="P2">2640 Statia <text:s text:c="14"/>B300440-D Ni Va <text:s text:c="21"/>{ 1 } <text:s/>(734-3) [1518] B <text:s text:c="3"/>- <text:s/>- 310 13 ImDv M1 V <text:s text:c="10"/></text:p>
      <text:p text:style-name="P2">2732 Dnak'kritz <text:s text:c="10"/>D582758-7 Ri <text:s text:c="24"/>{ -1 } (967-1) [7657] BC <text:s text:c="2"/>S <text:s/>- 104 7 <text:s/>ImDv G0 V M2 V <text:s text:c="5"/></text:p>
      <text:p text:style-name="P2">2733 Jarmat <text:s text:c="14"/>A310122-D Lo <text:s text:c="24"/>{ 1 } <text:s/>(811-3) [1219] B <text:s text:c="3"/>- <text:s/>- 614 9 <text:s/>ImDv M0 V <text:s text:c="10"/></text:p>
      <text:p text:style-name="P2">2734 Rambant <text:s text:c="13"/>B310113-C Lo <text:s text:c="24"/>{ 1 } <text:s/>(711-2) [1229] B <text:s text:c="3"/>- <text:s/>- 104 11 ImDv F4 V K0 V <text:s text:c="5"/></text:p>
      <text:p text:style-name="P2">2737 Kesali <text:s text:c="14"/>B2009AB-E Hi In Na Va Pz <text:s text:c="12"/>{ 4 } <text:s/>(E8G+5) [BD7G] BEf <text:s/>N <text:s/>A 503 6 <text:s/>ImDv M3 V <text:s text:c="10"/></text:p>
      <text:p text:style-name="P2">2738 Tepmaa <text:s text:c="14"/>B410251-D Lo <text:s text:c="24"/>{ 1 } <text:s/>(911-3) [1319] B <text:s text:c="3"/>S <text:s/>- 323 12 ImDv M0 V <text:s text:c="10"/></text:p>
      <text:p text:style-name="P2">2739 Sg'aa <text:s text:c="15"/>AAB5895-D Fl Ph <text:s text:c="21"/>{ 2 } <text:s/>(E7D+1) [6A3B] Be <text:s text:c="2"/>- <text:s/>- 613 11 ImDv K6 V M4 V <text:s text:c="5"/></text:p>
      <text:p text:style-name="P2">2740 P'ginzh <text:s text:c="13"/>C554567-9 Ag Ni O:2839 <text:s text:c="14"/>{ 0 } <text:s/>(844+1) [5559] BC <text:s text:c="2"/>S <text:s/>- 710 14 ImDv M2 V <text:s text:c="10"/></text:p>
      <text:p text:style-name="P2">2831 Kiimzhal <text:s text:c="12"/>C55455A-A Ag Ni <text:s text:c="21"/>{ 1 } <text:s/>(845+3) [767C] BC <text:s text:c="2"/>- <text:s/>- 801 8 <text:s/>ImDv M3 V M7 V <text:s text:c="5"/></text:p>
      <text:p text:style-name="P2">2832 Telkaa <text:s text:c="14"/>C635515-A Ni <text:s text:c="24"/>{ 0 } <text:s/>(A44-2) [3538] B <text:s text:c="3"/>- <text:s/>- 721 10 ImDv M2 V K3 V K3 V </text:p>
      <text:p text:style-name="P2">2836 Inushir <text:s text:c="13"/>E989ADE-7 Hi Pz <text:s text:c="21"/>{ -1 } (C98+3) [E99B] BE <text:s text:c="2"/>- <text:s/>A 623 17 ImDv K0 V <text:s text:c="10"/></text:p>
      <text:p text:style-name="P2">2837 Piazza <text:s text:c="14"/>C794685-6 Ag Ni <text:s text:c="21"/>{ -1 } (853-3) [4534] BC <text:s text:c="2"/>- <text:s/>- 822 12 ImDv K4 V M3 V <text:s text:c="5"/></text:p>
      <text:p text:style-name="P2">2839 Zombagu <text:s text:c="13"/>A684730-B Ag Ri An <text:s text:c="18"/>{ 4 } <text:s/>(F6E+1) [2B16] BCf <text:s/>- <text:s/>- 924 9 <text:s/>ImDv F7 V <text:s text:c="10"/></text:p>
      <text:p text:style-name="P2">2931 Icuspin <text:s text:c="13"/>A200976-F Hi In Na Va Cp <text:s text:c="12"/>{ 4 } <text:s/>(D8G+3) [8D4E] BEF <text:s/>- <text:s/>- 820 13 ImDv M2 V <text:s text:c="10"/></text:p>
      <text:p text:style-name="P2">2932 Zanski <text:s text:c="14"/>B585530-B Ag Ni Pr <text:s text:c="18"/>{ 3 } <text:s/>(A47-1) [1816] BcC <text:s/>NW - 421 12 ImDv M3 V <text:s text:c="10"/></text:p>
      <text:p text:style-name="P2">2933 Kanat <text:s text:c="15"/>B567359-B Lo <text:s text:c="24"/>{ 1 } <text:s/>(921+2) [446C] B <text:s text:c="3"/>- <text:s/>- 513 13 ImDv M2 V <text:s text:c="10"/></text:p>
      <text:p text:style-name="P2">2934 Assazak <text:s text:c="13"/>C5908C9-8 De He Ph Pi Pz <text:s text:c="12"/>{ -1 } (B77+1) [9769] BDe <text:s/>- <text:s/>A 401 11 ImDv M1 V <text:s text:c="10"/></text:p>
      <text:p text:style-name="P2">2936 Elafdt <text:s text:c="14"/>E200320-8 Lo Va <text:s text:c="21"/>{ -3 } (621-5) [1113] B <text:s text:c="3"/>- <text:s/>- 801 5 <text:s/>ImDv K9 V G0 V M0 V </text:p>
      <text:p text:style-name="P2">2938 Punnari <text:s text:c="13"/>B737358-D Lo RsA <text:s text:c="20"/>{ 1 } <text:s/>(621+1) [345D] B <text:s text:c="3"/>N <text:s/>- 101 13 ImDv M2 V M5 V <text:s text:c="5"/></text:p>
      <text:p text:style-name="P2">2939 Teralvar <text:s text:c="12"/>C585563-9 Ag Ni Pr O:2839 <text:s text:c="11"/>{ 0 } <text:s/>(844-3) [2526] BcC <text:s/>S <text:s/>- 701 7 <text:s/>ImDv G3 V M8 V <text:s text:c="5"/></text:p>
      <text:p text:style-name="P2">3031 New Salen <text:s text:c="11"/>C202974-C Hi Ic In Na Va <text:s text:c="12"/>{ 3 } <text:s/>(D8E+1) [7C3A] BE <text:s text:c="2"/>- <text:s/>- 920 13 ImDv M2 V <text:s text:c="10"/></text:p>
      <text:p text:style-name="P2">3032 Matuyama <text:s text:c="12"/>C540899-8 De He Po Ph Pi <text:s text:c="12"/>{ -1 } (F77+1) [9769] BDe <text:s/>- <text:s/>- 323 8 <text:s/>ImDv G0 V M0 V <text:s text:c="5"/></text:p>
      <text:p text:style-name="P2">3035 Zhanora <text:s text:c="13"/>D651754-7 Po <text:s text:c="24"/>{ -2 } (966-4) [5535] B <text:s text:c="3"/>S <text:s/>- 101 7 <text:s/>ImDv G2 V M3 V <text:s text:c="5"/></text:p>
      <text:p text:style-name="P2">3037 Raanbazziil <text:s text:c="9"/>A428334-E Lo <text:s text:c="24"/>{ 1 } <text:s/>(621-1) [143C] B <text:s text:c="3"/>N <text:s/>- 110 10 ImDv M0 V <text:s text:c="10"/></text:p>
      <text:p text:style-name="P2">3039 Gilnat Paz <text:s text:c="10"/>A535300-E Lo <text:s text:c="24"/>{ 1 } <text:s/>(821-3) [1419] B <text:s text:c="3"/>- <text:s/>- 721 11 ImDv M1 V <text:s text:c="10"/></text:p>
      <text:p text:style-name="P2">3131 Maamibrin <text:s text:c="11"/>B5629CA-C Hi Pr Pz <text:s text:c="18"/>{ 3 } <text:s/>(D8E+5) [BC7E] BcE <text:s/>- <text:s/>A 120 13 ImDv F7 V <text:s text:c="10"/></text:p>
      <text:p text:style-name="P2">3134 Toborit <text:s text:c="13"/>C424664-8 Ni O:2931 <text:s text:c="17"/>{ -2 } (C52-4) [4436] B <text:s text:c="3"/>- <text:s/>- 322 10 ImDv M2 V <text:s text:c="10"/></text:p>
      <text:p text:style-name="P2">3135 Debekov <text:s text:c="13"/>B572305-B He Lo <text:s text:c="21"/>{ 1 } <text:s/>(621-1) [1439] B <text:s text:c="3"/>N <text:s/>- 901 11 ImDv M2 V <text:s text:c="10"/></text:p>
      <text:p text:style-name="P2">3137 Alleman <text:s text:c="13"/>A200555-F Ni Va <text:s text:c="21"/>{ 1 } <text:s/>(945-1) [363D] B <text:s text:c="3"/>- <text:s/>- 702 13 ImDv K6 III K1 V <text:s text:c="3"/></text:p>
      <text:p text:style-name="P2">3138 Nasaa <text:s text:c="15"/>E425545-9 Ni <text:s text:c="24"/>{ -2 } (942-4) [3337] B <text:s text:c="3"/>- <text:s/>- 320 13 ImDv G8 V <text:s text:c="10"/></text:p>
      <text:p text:style-name="P2">3140 Zana <text:s text:c="16"/>E653546-7 Ni Po <text:s text:c="21"/>{ -3 } (741-4) [4246] B <text:s text:c="3"/>- <text:s/>- 310 8 <text:s/>ImDv K0 V M2 V <text:s text:c="5"/></text:p>
      <text:p text:style-name="P2">3231 Vanutappan <text:s text:c="10"/>B547547-B Ag Ni <text:s text:c="21"/>{ 2 } <text:s/>(D46+2) [575B] BC <text:s text:c="2"/>- <text:s/>- 624 14 ImDv F7 V M9 V <text:s text:c="5"/></text:p>
      <text:p text:style-name="P2">3232 Tamayo <text:s text:c="14"/>A779568-C Ni O:2931 <text:s text:c="17"/>{ 1 } <text:s/>(845+1) [565C] B <text:s text:c="3"/>- <text:s/>- 601 11 ImDv M0 V G6 V M6 V </text:p>
      <text:p text:style-name="P2">3235 Debort <text:s text:c="14"/>B581778-A Ri <text:s text:c="24"/>{ 3 } <text:s/>(A6C+3) [7A5A] BC <text:s text:c="2"/>N <text:s/>- 510 14 ImDv F9 V G4 V <text:s text:c="5"/></text:p>
      <text:p text:style-name="P2">3237 Zhannag <text:s text:c="13"/>C534373-A Lo <text:s text:c="24"/>{ 0 } <text:s/>(C21-3) [1327] B <text:s text:c="3"/>S <text:s/>- 634 13 ImDv G8 V <text:s text:c="10"/></text:p>
      <text:p text:style-name="P2">3238 Lamiina <text:s text:c="13"/>E768330-7 Lo <text:s text:c="24"/>{ -3 } (521-5) [1112] B <text:s text:c="3"/>- <text:s/>- 313 12 ImDv K0 V K1 V <text:s text:c="5"/></text:p>
      <text:p text:style-name="P2">3239 Lannazol <text:s text:c="12"/>D845110-7 Lo <text:s text:c="24"/>{ -3 } (311-5) [1112] B <text:s text:c="3"/>S <text:s/>- 301 12 ImDv M3 V <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erguson</meta:initial-creator>
    <meta:creation-date>2018-06-08T06:57:12.04</meta:creation-date>
    <dc:date>2018-06-08T07:05:09.80</dc:date>
    <dc:creator>Mark Ferguson</dc:creator>
    <meta:editing-duration>PT7M57S</meta:editing-duration>
    <meta:editing-cycles>2</meta:editing-cycles>
    <meta:generator>OpenOffice/4.1.5$Win32 OpenOffice.org_project/415m1$Build-9789</meta:generator>
    <meta:printed-by>Mark Ferguson</meta:printed-by>
    <meta:print-date>2018-06-08T07:03:29.14</meta:print-date>
    <meta:document-statistic meta:table-count="0" meta:image-count="0" meta:object-count="0" meta:page-count="9" meta:paragraph-count="571" meta:word-count="10516" meta:character-count="66238"/>
  </office:meta>
</office:document-meta>
</file>